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0.3087in" svg:height="3.5429in" svg:x="4.9213in" svg:y="2.6067in">
            <draw:object draw:notify-on-update-of-ranges="Sheet1.A2:Sheet1.A257 Sheet1.A1:Sheet1.A1 Sheet1.A2:Sheet1.A257 Sheet1.B1:Sheet1.B1 Sheet1.B2:Sheet1.B257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Background</text:p>
          </table:table-cell>
          <table:table-cell office:value-type="string" calcext:value-type="string">
            <text:p>Region</text:p>
          </table:table-cell>
        </table:table-row>
        <table:table-row table:style-name="ro1">
          <table:table-cell office:value-type="float" office:value="33.235825" calcext:value-type="float">
            <text:p>33.2358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4.77435" calcext:value-type="float">
            <text:p>184.774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4.00986" calcext:value-type="float">
            <text:p>244.009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3.01297" calcext:value-type="float">
            <text:p>253.012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2.28496" calcext:value-type="float">
            <text:p>242.28496</text:p>
          </table:table-cell>
          <table:table-cell office:value-type="float" office:value="26.122448" calcext:value-type="float">
            <text:p>26.122448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0.448979" calcext:value-type="float">
            <text:p>10.448979</text:p>
          </table:table-cell>
        </table:table-row>
        <table:table-row table:style-name="ro1">
          <table:table-cell office:value-type="float" office:value="253.39162" calcext:value-type="float">
            <text:p>253.39162</text:p>
          </table:table-cell>
          <table:table-cell office:value-type="float" office:value="65.306122" calcext:value-type="float">
            <text:p>65.306122</text:p>
          </table:table-cell>
        </table:table-row>
        <table:table-row table:style-name="ro1">
          <table:table-cell office:value-type="float" office:value="253.39162" calcext:value-type="float">
            <text:p>253.39162</text:p>
          </table:table-cell>
          <table:table-cell office:value-type="float" office:value="65.306122" calcext:value-type="float">
            <text:p>65.306122</text:p>
          </table:table-cell>
        </table:table-row>
        <table:table-row table:style-name="ro1">
          <table:table-cell office:value-type="float" office:value="225.62497" calcext:value-type="float">
            <text:p>225.62497</text:p>
          </table:table-cell>
          <table:table-cell office:value-type="float" office:value="107.10204" calcext:value-type="float">
            <text:p>107.10204</text:p>
          </table:table-cell>
        </table:table-row>
        <table:table-row table:style-name="ro1">
          <table:table-cell office:value-type="float" office:value="205.97797" calcext:value-type="float">
            <text:p>205.97797</text:p>
          </table:table-cell>
          <table:table-cell office:value-type="float" office:value="143.67346" calcext:value-type="float">
            <text:p>143.67346</text:p>
          </table:table-cell>
        </table:table-row>
        <table:table-row table:style-name="ro1">
          <table:table-cell office:value-type="float" office:value="180.35693" calcext:value-type="float">
            <text:p>180.35693</text:p>
          </table:table-cell>
          <table:table-cell office:value-type="float" office:value="172.40816" calcext:value-type="float">
            <text:p>172.40816</text:p>
          </table:table-cell>
        </table:table-row>
        <table:table-row table:style-name="ro1">
          <table:table-cell office:value-type="float" office:value="154.44141" calcext:value-type="float">
            <text:p>154.44141</text:p>
          </table:table-cell>
          <table:table-cell office:value-type="float" office:value="148.89795" calcext:value-type="float">
            <text:p>148.89795</text:p>
          </table:table-cell>
        </table:table-row>
        <table:table-row table:style-name="ro1">
          <table:table-cell office:value-type="float" office:value="141.39951" calcext:value-type="float">
            <text:p>141.39951</text:p>
          </table:table-cell>
          <table:table-cell office:value-type="float" office:value="216.81631" calcext:value-type="float">
            <text:p>216.81631</text:p>
          </table:table-cell>
        </table:table-row>
        <table:table-row table:style-name="ro1">
          <table:table-cell office:value-type="float" office:value="123.51947" calcext:value-type="float">
            <text:p>123.51947</text:p>
          </table:table-cell>
          <table:table-cell office:value-type="float" office:value="229.87755" calcext:value-type="float">
            <text:p>229.87755</text:p>
          </table:table-cell>
        </table:table-row>
        <table:table-row table:style-name="ro1">
          <table:table-cell office:value-type="float" office:value="116.91438" calcext:value-type="float">
            <text:p>116.91438</text:p>
          </table:table-cell>
          <table:table-cell office:value-type="float" office:value="227.2653" calcext:value-type="float">
            <text:p>227.2653</text:p>
          </table:table-cell>
        </table:table-row>
        <table:table-row table:style-name="ro1">
          <table:table-cell office:value-type="float" office:value="103.78833" calcext:value-type="float">
            <text:p>103.78833</text:p>
          </table:table-cell>
          <table:table-cell office:value-type="float" office:value="164.57143" calcext:value-type="float">
            <text:p>164.57143</text:p>
          </table:table-cell>
        </table:table-row>
        <table:table-row table:style-name="ro1">
          <table:table-cell office:value-type="float" office:value="93.018242" calcext:value-type="float">
            <text:p>93.018242</text:p>
          </table:table-cell>
          <table:table-cell office:value-type="float" office:value="206.36734" calcext:value-type="float">
            <text:p>206.36734</text:p>
          </table:table-cell>
        </table:table-row>
        <table:table-row table:style-name="ro1">
          <table:table-cell office:value-type="float" office:value="80.102547" calcext:value-type="float">
            <text:p>80.102547</text:p>
          </table:table-cell>
          <table:table-cell office:value-type="float" office:value="248.16325" calcext:value-type="float">
            <text:p>248.16325</text:p>
          </table:table-cell>
        </table:table-row>
        <table:table-row table:style-name="ro1">
          <table:table-cell office:value-type="float" office:value="69.416595" calcext:value-type="float">
            <text:p>69.416595</text:p>
          </table:table-cell>
          <table:table-cell office:value-type="float" office:value="232.48979" calcext:value-type="float">
            <text:p>232.48979</text:p>
          </table:table-cell>
        </table:table-row>
        <table:table-row table:style-name="ro1">
          <table:table-cell office:value-type="float" office:value="63.568775" calcext:value-type="float">
            <text:p>63.568775</text:p>
          </table:table-cell>
          <table:table-cell office:value-type="float" office:value="180.24489" calcext:value-type="float">
            <text:p>180.24489</text:p>
          </table:table-cell>
        </table:table-row>
        <table:table-row table:style-name="ro1">
          <table:table-cell office:value-type="float" office:value="56.921608" calcext:value-type="float">
            <text:p>56.921608</text:p>
          </table:table-cell>
          <table:table-cell office:value-type="float" office:value="219.42857" calcext:value-type="float">
            <text:p>219.42857</text:p>
          </table:table-cell>
        </table:table-row>
        <table:table-row table:style-name="ro1">
          <table:table-cell office:value-type="float" office:value="51.99934" calcext:value-type="float">
            <text:p>51.99934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float" office:value="51.99934" calcext:value-type="float">
            <text:p>51.99934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float" office:value="43.879704" calcext:value-type="float">
            <text:p>43.879704</text:p>
          </table:table-cell>
          <table:table-cell office:value-type="float" office:value="185.46939" calcext:value-type="float">
            <text:p>185.46939</text:p>
          </table:table-cell>
        </table:table-row>
        <table:table-row table:style-name="ro1">
          <table:table-cell office:value-type="float" office:value="46.614296" calcext:value-type="float">
            <text:p>46.614296</text:p>
          </table:table-cell>
          <table:table-cell office:value-type="float" office:value="148.89795" calcext:value-type="float">
            <text:p>148.89795</text:p>
          </table:table-cell>
        </table:table-row>
        <table:table-row table:style-name="ro1">
          <table:table-cell office:value-type="float" office:value="40.471981" calcext:value-type="float">
            <text:p>40.471981</text:p>
          </table:table-cell>
          <table:table-cell office:value-type="float" office:value="122.77551" calcext:value-type="float">
            <text:p>122.77551</text:p>
          </table:table-cell>
        </table:table-row>
        <table:table-row table:style-name="ro1">
          <table:table-cell office:value-type="float" office:value="37.44289" calcext:value-type="float">
            <text:p>37.44289</text:p>
          </table:table-cell>
          <table:table-cell office:value-type="float" office:value="141.06122" calcext:value-type="float">
            <text:p>141.06122</text:p>
          </table:table-cell>
        </table:table-row>
        <table:table-row table:style-name="ro1">
          <table:table-cell office:value-type="float" office:value="35.171074" calcext:value-type="float">
            <text:p>35.171074</text:p>
          </table:table-cell>
          <table:table-cell office:value-type="float" office:value="164.57143" calcext:value-type="float">
            <text:p>164.57143</text:p>
          </table:table-cell>
        </table:table-row>
        <table:table-row table:style-name="ro1">
          <table:table-cell office:value-type="float" office:value="30.669514" calcext:value-type="float">
            <text:p>30.669514</text:p>
          </table:table-cell>
          <table:table-cell office:value-type="float" office:value="164.57143" calcext:value-type="float">
            <text:p>164.57143</text:p>
          </table:table-cell>
        </table:table-row>
        <table:table-row table:style-name="ro1">
          <table:table-cell office:value-type="float" office:value="31.468857" calcext:value-type="float">
            <text:p>31.468857</text:p>
          </table:table-cell>
          <table:table-cell office:value-type="float" office:value="125.38776" calcext:value-type="float">
            <text:p>125.38776</text:p>
          </table:table-cell>
        </table:table-row>
        <table:table-row table:style-name="ro1">
          <table:table-cell office:value-type="float" office:value="28.48184" calcext:value-type="float">
            <text:p>28.48184</text:p>
          </table:table-cell>
          <table:table-cell office:value-type="float" office:value="146.28571" calcext:value-type="float">
            <text:p>146.28571</text:p>
          </table:table-cell>
        </table:table-row>
        <table:table-row table:style-name="ro1">
          <table:table-cell office:value-type="float" office:value="24.61134" calcext:value-type="float">
            <text:p>24.61134</text:p>
          </table:table-cell>
          <table:table-cell office:value-type="float" office:value="146.28571" calcext:value-type="float">
            <text:p>146.28571</text:p>
          </table:table-cell>
        </table:table-row>
        <table:table-row table:style-name="ro1">
          <table:table-cell office:value-type="float" office:value="24.527197" calcext:value-type="float">
            <text:p>24.527197</text:p>
          </table:table-cell>
          <table:table-cell office:value-type="float" office:value="107.10204" calcext:value-type="float">
            <text:p>107.10204</text:p>
          </table:table-cell>
        </table:table-row>
        <table:table-row table:style-name="ro1">
          <table:table-cell office:value-type="float" office:value="23.391289" calcext:value-type="float">
            <text:p>23.391289</text:p>
          </table:table-cell>
          <table:table-cell office:value-type="float" office:value="112.32653" calcext:value-type="float">
            <text:p>112.32653</text:p>
          </table:table-cell>
        </table:table-row>
        <table:table-row table:style-name="ro1">
          <table:table-cell office:value-type="float" office:value="20.698767" calcext:value-type="float">
            <text:p>20.698767</text:p>
          </table:table-cell>
          <table:table-cell office:value-type="float" office:value="114.93877" calcext:value-type="float">
            <text:p>114.93877</text:p>
          </table:table-cell>
        </table:table-row>
        <table:table-row table:style-name="ro1">
          <table:table-cell office:value-type="float" office:value="18.34281" calcext:value-type="float">
            <text:p>18.34281</text:p>
          </table:table-cell>
          <table:table-cell office:value-type="float" office:value="107.10204" calcext:value-type="float">
            <text:p>107.10204</text:p>
          </table:table-cell>
        </table:table-row>
        <table:table-row table:style-name="ro1">
          <table:table-cell office:value-type="float" office:value="17.627609" calcext:value-type="float">
            <text:p>17.627609</text:p>
          </table:table-cell>
          <table:table-cell office:value-type="float" office:value="101.87755" calcext:value-type="float">
            <text:p>101.87755</text:p>
          </table:table-cell>
        </table:table-row>
        <table:table-row table:style-name="ro1">
          <table:table-cell office:value-type="float" office:value="17.627609" calcext:value-type="float">
            <text:p>17.627609</text:p>
          </table:table-cell>
          <table:table-cell office:value-type="float" office:value="101.87755" calcext:value-type="float">
            <text:p>101.87755</text:p>
          </table:table-cell>
        </table:table-row>
        <table:table-row table:style-name="ro1">
          <table:table-cell office:value-type="float" office:value="17.375185" calcext:value-type="float">
            <text:p>17.375185</text:p>
          </table:table-cell>
          <table:table-cell office:value-type="float" office:value="109.71429" calcext:value-type="float">
            <text:p>109.71429</text:p>
          </table:table-cell>
        </table:table-row>
        <table:table-row table:style-name="ro1">
          <table:table-cell office:value-type="float" office:value="15.524076" calcext:value-type="float">
            <text:p>15.524076</text:p>
          </table:table-cell>
          <table:table-cell office:value-type="float" office:value="78.367348" calcext:value-type="float">
            <text:p>78.367348</text:p>
          </table:table-cell>
        </table:table-row>
        <table:table-row table:style-name="ro1">
          <table:table-cell office:value-type="float" office:value="13.841249" calcext:value-type="float">
            <text:p>13.841249</text:p>
          </table:table-cell>
          <table:table-cell office:value-type="float" office:value="94.040817" calcext:value-type="float">
            <text:p>94.040817</text:p>
          </table:table-cell>
        </table:table-row>
        <table:table-row table:style-name="ro1">
          <table:table-cell office:value-type="float" office:value="12.747412" calcext:value-type="float">
            <text:p>12.747412</text:p>
          </table:table-cell>
          <table:table-cell office:value-type="float" office:value="80.979591" calcext:value-type="float">
            <text:p>80.979591</text:p>
          </table:table-cell>
        </table:table-row>
        <table:table-row table:style-name="ro1">
          <table:table-cell office:value-type="float" office:value="10.81216" calcext:value-type="float">
            <text:p>10.81216</text:p>
          </table:table-cell>
          <table:table-cell office:value-type="float" office:value="70.530609" calcext:value-type="float">
            <text:p>70.530609</text:p>
          </table:table-cell>
        </table:table-row>
        <table:table-row table:style-name="ro1">
          <table:table-cell office:value-type="float" office:value="11.695644" calcext:value-type="float">
            <text:p>11.695644</text:p>
          </table:table-cell>
          <table:table-cell office:value-type="float" office:value="65.306122" calcext:value-type="float">
            <text:p>65.306122</text:p>
          </table:table-cell>
        </table:table-row>
        <table:table-row table:style-name="ro1">
          <table:table-cell office:value-type="float" office:value="9.0451927" calcext:value-type="float">
            <text:p>9.0451927</text:p>
          </table:table-cell>
          <table:table-cell office:value-type="float" office:value="67.918365" calcext:value-type="float">
            <text:p>67.918365</text:p>
          </table:table-cell>
        </table:table-row>
        <table:table-row table:style-name="ro1">
          <table:table-cell office:value-type="float" office:value="10.096959" calcext:value-type="float">
            <text:p>10.096959</text:p>
          </table:table-cell>
          <table:table-cell office:value-type="float" office:value="49.632652" calcext:value-type="float">
            <text:p>49.632652</text:p>
          </table:table-cell>
        </table:table-row>
        <table:table-row table:style-name="ro1">
          <table:table-cell office:value-type="float" office:value="9.8866062" calcext:value-type="float">
            <text:p>9.8866062</text:p>
          </table:table-cell>
          <table:table-cell office:value-type="float" office:value="70.530609" calcext:value-type="float">
            <text:p>70.530609</text:p>
          </table:table-cell>
        </table:table-row>
        <table:table-row table:style-name="ro1">
          <table:table-cell office:value-type="float" office:value="7.2782249" calcext:value-type="float">
            <text:p>7.2782249</text:p>
          </table:table-cell>
          <table:table-cell office:value-type="float" office:value="101.87755" calcext:value-type="float">
            <text:p>101.87755</text:p>
          </table:table-cell>
        </table:table-row>
        <table:table-row table:style-name="ro1">
          <table:table-cell office:value-type="float" office:value="7.8251438" calcext:value-type="float">
            <text:p>7.8251438</text:p>
          </table:table-cell>
          <table:table-cell office:value-type="float" office:value="80.979591" calcext:value-type="float">
            <text:p>80.979591</text:p>
          </table:table-cell>
        </table:table-row>
        <table:table-row table:style-name="ro1">
          <table:table-cell office:value-type="float" office:value="7.2361541" calcext:value-type="float">
            <text:p>7.2361541</text:p>
          </table:table-cell>
          <table:table-cell office:value-type="float" office:value="83.591835" calcext:value-type="float">
            <text:p>83.591835</text:p>
          </table:table-cell>
        </table:table-row>
        <table:table-row table:style-name="ro1">
          <table:table-cell office:value-type="float" office:value="7.7830729" calcext:value-type="float">
            <text:p>7.7830729</text:p>
          </table:table-cell>
          <table:table-cell office:value-type="float" office:value="94.040817" calcext:value-type="float">
            <text:p>94.040817</text:p>
          </table:table-cell>
        </table:table-row>
        <table:table-row table:style-name="ro1">
          <table:table-cell office:value-type="float" office:value="5.7216105" calcext:value-type="float">
            <text:p>5.7216105</text:p>
          </table:table-cell>
          <table:table-cell office:value-type="float" office:value="94.040817" calcext:value-type="float">
            <text:p>94.040817</text:p>
          </table:table-cell>
        </table:table-row>
        <table:table-row table:style-name="ro1">
          <table:table-cell office:value-type="float" office:value="5.7216105" calcext:value-type="float">
            <text:p>5.7216105</text:p>
          </table:table-cell>
          <table:table-cell office:value-type="float" office:value="94.040817" calcext:value-type="float">
            <text:p>94.040817</text:p>
          </table:table-cell>
        </table:table-row>
        <table:table-row table:style-name="ro1">
          <table:table-cell office:value-type="float" office:value="6.3526702" calcext:value-type="float">
            <text:p>6.3526702</text:p>
          </table:table-cell>
          <table:table-cell office:value-type="float" office:value="101.87755" calcext:value-type="float">
            <text:p>101.87755</text:p>
          </table:table-cell>
        </table:table-row>
        <table:table-row table:style-name="ro1">
          <table:table-cell office:value-type="float" office:value="5.7216105" calcext:value-type="float">
            <text:p>5.7216105</text:p>
          </table:table-cell>
          <table:table-cell office:value-type="float" office:value="104.48979" calcext:value-type="float">
            <text:p>104.48979</text:p>
          </table:table-cell>
        </table:table-row>
        <table:table-row table:style-name="ro1">
          <table:table-cell office:value-type="float" office:value="5.4691863" calcext:value-type="float">
            <text:p>5.4691863</text:p>
          </table:table-cell>
          <table:table-cell office:value-type="float" office:value="120.16326" calcext:value-type="float">
            <text:p>120.16326</text:p>
          </table:table-cell>
        </table:table-row>
        <table:table-row table:style-name="ro1">
          <table:table-cell office:value-type="float" office:value="4.7119145" calcext:value-type="float">
            <text:p>4.7119145</text:p>
          </table:table-cell>
          <table:table-cell office:value-type="float" office:value="114.93877" calcext:value-type="float">
            <text:p>114.93877</text:p>
          </table:table-cell>
        </table:table-row>
        <table:table-row table:style-name="ro1">
          <table:table-cell office:value-type="float" office:value="5.2167625" calcext:value-type="float">
            <text:p>5.2167625</text:p>
          </table:table-cell>
          <table:table-cell office:value-type="float" office:value="67.918365" calcext:value-type="float">
            <text:p>67.918365</text:p>
          </table:table-cell>
        </table:table-row>
        <table:table-row table:style-name="ro1">
          <table:table-cell office:value-type="float" office:value="5.2588329" calcext:value-type="float">
            <text:p>5.2588329</text:p>
          </table:table-cell>
          <table:table-cell office:value-type="float" office:value="99.265305" calcext:value-type="float">
            <text:p>99.265305</text:p>
          </table:table-cell>
        </table:table-row>
        <table:table-row table:style-name="ro1">
          <table:table-cell office:value-type="float" office:value="3.870501" calcext:value-type="float">
            <text:p>3.870501</text:p>
          </table:table-cell>
          <table:table-cell office:value-type="float" office:value="130.61224" calcext:value-type="float">
            <text:p>130.61224</text:p>
          </table:table-cell>
        </table:table-row>
        <table:table-row table:style-name="ro1">
          <table:table-cell office:value-type="float" office:value="4.5015612" calcext:value-type="float">
            <text:p>4.5015612</text:p>
          </table:table-cell>
          <table:table-cell office:value-type="float" office:value="94.040817" calcext:value-type="float">
            <text:p>94.040817</text:p>
          </table:table-cell>
        </table:table-row>
        <table:table-row table:style-name="ro1">
          <table:table-cell office:value-type="float" office:value="4.6277733" calcext:value-type="float">
            <text:p>4.6277733</text:p>
          </table:table-cell>
          <table:table-cell office:value-type="float" office:value="94.040817" calcext:value-type="float">
            <text:p>94.040817</text:p>
          </table:table-cell>
        </table:table-row>
        <table:table-row table:style-name="ro1">
          <table:table-cell office:value-type="float" office:value="5.3850451" calcext:value-type="float">
            <text:p>5.3850451</text:p>
          </table:table-cell>
          <table:table-cell office:value-type="float" office:value="143.67346" calcext:value-type="float">
            <text:p>143.67346</text:p>
          </table:table-cell>
        </table:table-row>
        <table:table-row table:style-name="ro1">
          <table:table-cell office:value-type="float" office:value="3.4918652" calcext:value-type="float">
            <text:p>3.4918652</text:p>
          </table:table-cell>
          <table:table-cell office:value-type="float" office:value="167.18367" calcext:value-type="float">
            <text:p>167.18367</text:p>
          </table:table-cell>
        </table:table-row>
        <table:table-row table:style-name="ro1">
          <table:table-cell office:value-type="float" office:value="3.7442892" calcext:value-type="float">
            <text:p>3.7442892</text:p>
          </table:table-cell>
          <table:table-cell office:value-type="float" office:value="148.89795" calcext:value-type="float">
            <text:p>148.89795</text:p>
          </table:table-cell>
        </table:table-row>
        <table:table-row table:style-name="ro1">
          <table:table-cell office:value-type="float" office:value="4.1649957" calcext:value-type="float">
            <text:p>4.1649957</text:p>
          </table:table-cell>
          <table:table-cell office:value-type="float" office:value="138.44897" calcext:value-type="float">
            <text:p>138.44897</text:p>
          </table:table-cell>
        </table:table-row>
        <table:table-row table:style-name="ro1">
          <table:table-cell office:value-type="float" office:value="3.0290878" calcext:value-type="float">
            <text:p>3.0290878</text:p>
          </table:table-cell>
          <table:table-cell office:value-type="float" office:value="154.12245" calcext:value-type="float">
            <text:p>154.12245</text:p>
          </table:table-cell>
        </table:table-row>
        <table:table-row table:style-name="ro1">
          <table:table-cell office:value-type="float" office:value="3.0290878" calcext:value-type="float">
            <text:p>3.0290878</text:p>
          </table:table-cell>
          <table:table-cell office:value-type="float" office:value="154.12245" calcext:value-type="float">
            <text:p>154.12245</text:p>
          </table:table-cell>
        </table:table-row>
        <table:table-row table:style-name="ro1">
          <table:table-cell office:value-type="float" office:value="3.1552999" calcext:value-type="float">
            <text:p>3.1552999</text:p>
          </table:table-cell>
          <table:table-cell office:value-type="float" office:value="156.7347" calcext:value-type="float">
            <text:p>156.7347</text:p>
          </table:table-cell>
        </table:table-row>
        <table:table-row table:style-name="ro1">
          <table:table-cell office:value-type="float" office:value="3.2815118" calcext:value-type="float">
            <text:p>3.2815118</text:p>
          </table:table-cell>
          <table:table-cell office:value-type="float" office:value="182.85713" calcext:value-type="float">
            <text:p>182.85713</text:p>
          </table:table-cell>
        </table:table-row>
        <table:table-row table:style-name="ro1">
          <table:table-cell office:value-type="float" office:value="3.618077" calcext:value-type="float">
            <text:p>3.618077</text:p>
          </table:table-cell>
          <table:table-cell office:value-type="float" office:value="133.22449" calcext:value-type="float">
            <text:p>133.22449</text:p>
          </table:table-cell>
        </table:table-row>
        <table:table-row table:style-name="ro1">
          <table:table-cell office:value-type="float" office:value="3.365653" calcext:value-type="float">
            <text:p>3.365653</text:p>
          </table:table-cell>
          <table:table-cell office:value-type="float" office:value="146.28571" calcext:value-type="float">
            <text:p>146.28571</text:p>
          </table:table-cell>
        </table:table-row>
        <table:table-row table:style-name="ro1">
          <table:table-cell office:value-type="float" office:value="3.1552999" calcext:value-type="float">
            <text:p>3.1552999</text:p>
          </table:table-cell>
          <table:table-cell office:value-type="float" office:value="143.67346" calcext:value-type="float">
            <text:p>143.67346</text:p>
          </table:table-cell>
        </table:table-row>
        <table:table-row table:style-name="ro1">
          <table:table-cell office:value-type="float" office:value="2.3980279" calcext:value-type="float">
            <text:p>2.3980279</text:p>
          </table:table-cell>
          <table:table-cell office:value-type="float" office:value="143.67346" calcext:value-type="float">
            <text:p>143.67346</text:p>
          </table:table-cell>
        </table:table-row>
        <table:table-row table:style-name="ro1">
          <table:table-cell office:value-type="float" office:value="2.0614626" calcext:value-type="float">
            <text:p>2.0614626</text:p>
          </table:table-cell>
          <table:table-cell office:value-type="float" office:value="172.40816" calcext:value-type="float">
            <text:p>172.40816</text:p>
          </table:table-cell>
        </table:table-row>
        <table:table-row table:style-name="ro1">
          <table:table-cell office:value-type="float" office:value="2.1035333" calcext:value-type="float">
            <text:p>2.1035333</text:p>
          </table:table-cell>
          <table:table-cell office:value-type="float" office:value="104.48979" calcext:value-type="float">
            <text:p>104.48979</text:p>
          </table:table-cell>
        </table:table-row>
        <table:table-row table:style-name="ro1">
          <table:table-cell office:value-type="float" office:value="2.4821692" calcext:value-type="float">
            <text:p>2.4821692</text:p>
          </table:table-cell>
          <table:table-cell office:value-type="float" office:value="138.44897" calcext:value-type="float">
            <text:p>138.44897</text:p>
          </table:table-cell>
        </table:table-row>
        <table:table-row table:style-name="ro1">
          <table:table-cell office:value-type="float" office:value="2.3559573" calcext:value-type="float">
            <text:p>2.3559573</text:p>
          </table:table-cell>
          <table:table-cell office:value-type="float" office:value="112.32653" calcext:value-type="float">
            <text:p>112.32653</text:p>
          </table:table-cell>
        </table:table-row>
        <table:table-row table:style-name="ro1">
          <table:table-cell office:value-type="float" office:value="2.2297451" calcext:value-type="float">
            <text:p>2.2297451</text:p>
          </table:table-cell>
          <table:table-cell office:value-type="float" office:value="107.10204" calcext:value-type="float">
            <text:p>107.10204</text:p>
          </table:table-cell>
        </table:table-row>
        <table:table-row table:style-name="ro1">
          <table:table-cell office:value-type="float" office:value="2.2297451" calcext:value-type="float">
            <text:p>2.2297451</text:p>
          </table:table-cell>
          <table:table-cell office:value-type="float" office:value="133.22449" calcext:value-type="float">
            <text:p>133.22449</text:p>
          </table:table-cell>
        </table:table-row>
        <table:table-row table:style-name="ro1">
          <table:table-cell office:value-type="float" office:value="1.9773213" calcext:value-type="float">
            <text:p>1.9773213</text:p>
          </table:table-cell>
          <table:table-cell office:value-type="float" office:value="104.48979" calcext:value-type="float">
            <text:p>104.48979</text:p>
          </table:table-cell>
        </table:table-row>
        <table:table-row table:style-name="ro1">
          <table:table-cell office:value-type="float" office:value="2.6925225" calcext:value-type="float">
            <text:p>2.6925225</text:p>
          </table:table-cell>
          <table:table-cell office:value-type="float" office:value="146.28571" calcext:value-type="float">
            <text:p>146.28571</text:p>
          </table:table-cell>
        </table:table-row>
        <table:table-row table:style-name="ro1">
          <table:table-cell office:value-type="float" office:value="2.6925225" calcext:value-type="float">
            <text:p>2.6925225</text:p>
          </table:table-cell>
          <table:table-cell office:value-type="float" office:value="146.28571" calcext:value-type="float">
            <text:p>146.28571</text:p>
          </table:table-cell>
        </table:table-row>
        <table:table-row table:style-name="ro1">
          <table:table-cell office:value-type="float" office:value="1.9773213" calcext:value-type="float">
            <text:p>1.9773213</text:p>
          </table:table-cell>
          <table:table-cell office:value-type="float" office:value="112.32653" calcext:value-type="float">
            <text:p>112.32653</text:p>
          </table:table-cell>
        </table:table-row>
        <table:table-row table:style-name="ro1">
          <table:table-cell office:value-type="float" office:value="2.3138866" calcext:value-type="float">
            <text:p>2.3138866</text:p>
          </table:table-cell>
          <table:table-cell office:value-type="float" office:value="172.40816" calcext:value-type="float">
            <text:p>172.40816</text:p>
          </table:table-cell>
        </table:table-row>
        <table:table-row table:style-name="ro1">
          <table:table-cell office:value-type="float" office:value="1.8511093" calcext:value-type="float">
            <text:p>1.8511093</text:p>
          </table:table-cell>
          <table:table-cell office:value-type="float" office:value="141.06122" calcext:value-type="float">
            <text:p>141.06122</text:p>
          </table:table-cell>
        </table:table-row>
        <table:table-row table:style-name="ro1">
          <table:table-cell office:value-type="float" office:value="2.019392" calcext:value-type="float">
            <text:p>2.019392</text:p>
          </table:table-cell>
          <table:table-cell office:value-type="float" office:value="133.22449" calcext:value-type="float">
            <text:p>133.22449</text:p>
          </table:table-cell>
        </table:table-row>
        <table:table-row table:style-name="ro1">
          <table:table-cell office:value-type="float" office:value="1.6828265" calcext:value-type="float">
            <text:p>1.6828265</text:p>
          </table:table-cell>
          <table:table-cell office:value-type="float" office:value="148.89795" calcext:value-type="float">
            <text:p>148.89795</text:p>
          </table:table-cell>
        </table:table-row>
        <table:table-row table:style-name="ro1">
          <table:table-cell office:value-type="float" office:value="1.8931799" calcext:value-type="float">
            <text:p>1.8931799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.3883319" calcext:value-type="float">
            <text:p>1.3883319</text:p>
          </table:table-cell>
          <table:table-cell office:value-type="float" office:value="164.57143" calcext:value-type="float">
            <text:p>164.57143</text:p>
          </table:table-cell>
        </table:table-row>
        <table:table-row table:style-name="ro1">
          <table:table-cell office:value-type="float" office:value="1.4724733" calcext:value-type="float">
            <text:p>1.4724733</text:p>
          </table:table-cell>
          <table:table-cell office:value-type="float" office:value="117.55102" calcext:value-type="float">
            <text:p>117.55102</text:p>
          </table:table-cell>
        </table:table-row>
        <table:table-row table:style-name="ro1">
          <table:table-cell office:value-type="float" office:value="1.3462613" calcext:value-type="float">
            <text:p>1.3462613</text:p>
          </table:table-cell>
          <table:table-cell office:value-type="float" office:value="164.57143" calcext:value-type="float">
            <text:p>164.57143</text:p>
          </table:table-cell>
        </table:table-row>
        <table:table-row table:style-name="ro1">
          <table:table-cell office:value-type="float" office:value="1.1779786" calcext:value-type="float">
            <text:p>1.1779786</text:p>
          </table:table-cell>
          <table:table-cell office:value-type="float" office:value="164.57143" calcext:value-type="float">
            <text:p>164.57143</text:p>
          </table:table-cell>
        </table:table-row>
        <table:table-row table:style-name="ro1">
          <table:table-cell office:value-type="float" office:value="1.1779786" calcext:value-type="float">
            <text:p>1.1779786</text:p>
          </table:table-cell>
          <table:table-cell office:value-type="float" office:value="151.51021" calcext:value-type="float">
            <text:p>151.51021</text:p>
          </table:table-cell>
        </table:table-row>
        <table:table-row table:style-name="ro1">
          <table:table-cell office:value-type="float" office:value="1.4724733" calcext:value-type="float">
            <text:p>1.4724733</text:p>
          </table:table-cell>
          <table:table-cell office:value-type="float" office:value="114.93877" calcext:value-type="float">
            <text:p>114.93877</text:p>
          </table:table-cell>
        </table:table-row>
        <table:table-row table:style-name="ro1">
          <table:table-cell office:value-type="float" office:value="1.1779786" calcext:value-type="float">
            <text:p>1.1779786</text:p>
          </table:table-cell>
          <table:table-cell office:value-type="float" office:value="138.44897" calcext:value-type="float">
            <text:p>138.44897</text:p>
          </table:table-cell>
        </table:table-row>
        <table:table-row table:style-name="ro1">
          <table:table-cell office:value-type="float" office:value="1.4724733" calcext:value-type="float">
            <text:p>1.4724733</text:p>
          </table:table-cell>
          <table:table-cell office:value-type="float" office:value="122.77551" calcext:value-type="float">
            <text:p>122.77551</text:p>
          </table:table-cell>
        </table:table-row>
        <table:table-row table:style-name="ro1">
          <table:table-cell office:value-type="float" office:value="1.4724733" calcext:value-type="float">
            <text:p>1.4724733</text:p>
          </table:table-cell>
          <table:table-cell office:value-type="float" office:value="122.77551" calcext:value-type="float">
            <text:p>122.77551</text:p>
          </table:table-cell>
        </table:table-row>
        <table:table-row table:style-name="ro1">
          <table:table-cell office:value-type="float" office:value="1.1359079" calcext:value-type="float">
            <text:p>1.1359079</text:p>
          </table:table-cell>
          <table:table-cell office:value-type="float" office:value="143.67346" calcext:value-type="float">
            <text:p>143.67346</text:p>
          </table:table-cell>
        </table:table-row>
        <table:table-row table:style-name="ro1">
          <table:table-cell office:value-type="float" office:value="1.1359079" calcext:value-type="float">
            <text:p>1.1359079</text:p>
          </table:table-cell>
          <table:table-cell office:value-type="float" office:value="125.38776" calcext:value-type="float">
            <text:p>125.38776</text:p>
          </table:table-cell>
        </table:table-row>
        <table:table-row table:style-name="ro1">
          <table:table-cell office:value-type="float" office:value="1.009696" calcext:value-type="float">
            <text:p>1.009696</text:p>
          </table:table-cell>
          <table:table-cell office:value-type="float" office:value="130.61224" calcext:value-type="float">
            <text:p>130.61224</text:p>
          </table:table-cell>
        </table:table-row>
        <table:table-row table:style-name="ro1">
          <table:table-cell office:value-type="float" office:value="1.3462613" calcext:value-type="float">
            <text:p>1.3462613</text:p>
          </table:table-cell>
          <table:table-cell office:value-type="float" office:value="151.51021" calcext:value-type="float">
            <text:p>151.51021</text:p>
          </table:table-cell>
        </table:table-row>
        <table:table-row table:style-name="ro1">
          <table:table-cell office:value-type="float" office:value="0.96762526" calcext:value-type="float">
            <text:p>0.96762526</text:p>
          </table:table-cell>
          <table:table-cell office:value-type="float" office:value="138.44897" calcext:value-type="float">
            <text:p>138.44897</text:p>
          </table:table-cell>
        </table:table-row>
        <table:table-row table:style-name="ro1">
          <table:table-cell office:value-type="float" office:value="1.2200493" calcext:value-type="float">
            <text:p>1.2200493</text:p>
          </table:table-cell>
          <table:table-cell office:value-type="float" office:value="125.38776" calcext:value-type="float">
            <text:p>125.38776</text:p>
          </table:table-cell>
        </table:table-row>
        <table:table-row table:style-name="ro1">
          <table:table-cell office:value-type="float" office:value="1.0938373" calcext:value-type="float">
            <text:p>1.0938373</text:p>
          </table:table-cell>
          <table:table-cell office:value-type="float" office:value="138.44897" calcext:value-type="float">
            <text:p>138.44897</text:p>
          </table:table-cell>
        </table:table-row>
        <table:table-row table:style-name="ro1">
          <table:table-cell office:value-type="float" office:value="0.54691863" calcext:value-type="float">
            <text:p>0.54691863</text:p>
          </table:table-cell>
          <table:table-cell office:value-type="float" office:value="104.48979" calcext:value-type="float">
            <text:p>104.48979</text:p>
          </table:table-cell>
        </table:table-row>
        <table:table-row table:style-name="ro1">
          <table:table-cell office:value-type="float" office:value="0.88348395" calcext:value-type="float">
            <text:p>0.88348395</text:p>
          </table:table-cell>
          <table:table-cell office:value-type="float" office:value="120.16326" calcext:value-type="float">
            <text:p>120.16326</text:p>
          </table:table-cell>
        </table:table-row>
        <table:table-row table:style-name="ro1">
          <table:table-cell office:value-type="float" office:value="1.0517666" calcext:value-type="float">
            <text:p>1.0517666</text:p>
          </table:table-cell>
          <table:table-cell office:value-type="float" office:value="138.44897" calcext:value-type="float">
            <text:p>138.44897</text:p>
          </table:table-cell>
        </table:table-row>
        <table:table-row table:style-name="ro1">
          <table:table-cell office:value-type="float" office:value="1.2621199" calcext:value-type="float">
            <text:p>1.2621199</text:p>
          </table:table-cell>
          <table:table-cell office:value-type="float" office:value="114.93877" calcext:value-type="float">
            <text:p>114.93877</text:p>
          </table:table-cell>
        </table:table-row>
        <table:table-row table:style-name="ro1">
          <table:table-cell office:value-type="float" office:value="0.96762526" calcext:value-type="float">
            <text:p>0.96762526</text:p>
          </table:table-cell>
          <table:table-cell office:value-type="float" office:value="130.61224" calcext:value-type="float">
            <text:p>130.61224</text:p>
          </table:table-cell>
        </table:table-row>
        <table:table-row table:style-name="ro1">
          <table:table-cell office:value-type="float" office:value="0.71520132" calcext:value-type="float">
            <text:p>0.71520132</text:p>
          </table:table-cell>
          <table:table-cell office:value-type="float" office:value="120.16326" calcext:value-type="float">
            <text:p>120.16326</text:p>
          </table:table-cell>
        </table:table-row>
        <table:table-row table:style-name="ro1">
          <table:table-cell office:value-type="float" office:value="0.54691863" calcext:value-type="float">
            <text:p>0.54691863</text:p>
          </table:table-cell>
          <table:table-cell office:value-type="float" office:value="135.83673" calcext:value-type="float">
            <text:p>135.83673</text:p>
          </table:table-cell>
        </table:table-row>
        <table:table-row table:style-name="ro1">
          <table:table-cell office:value-type="float" office:value="0.54691863" calcext:value-type="float">
            <text:p>0.54691863</text:p>
          </table:table-cell>
          <table:table-cell office:value-type="float" office:value="135.83673" calcext:value-type="float">
            <text:p>135.83673</text:p>
          </table:table-cell>
        </table:table-row>
        <table:table-row table:style-name="ro1">
          <table:table-cell office:value-type="float" office:value="0.75727195" calcext:value-type="float">
            <text:p>0.75727195</text:p>
          </table:table-cell>
          <table:table-cell office:value-type="float" office:value="109.71429" calcext:value-type="float">
            <text:p>109.71429</text:p>
          </table:table-cell>
        </table:table-row>
        <table:table-row table:style-name="ro1">
          <table:table-cell office:value-type="float" office:value="1.009696" calcext:value-type="float">
            <text:p>1.009696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0.96762526" calcext:value-type="float">
            <text:p>0.96762526</text:p>
          </table:table-cell>
          <table:table-cell office:value-type="float" office:value="104.48979" calcext:value-type="float">
            <text:p>104.48979</text:p>
          </table:table-cell>
        </table:table-row>
        <table:table-row table:style-name="ro1">
          <table:table-cell office:value-type="float" office:value="0.54691863" calcext:value-type="float">
            <text:p>0.54691863</text:p>
          </table:table-cell>
          <table:table-cell office:value-type="float" office:value="99.265305" calcext:value-type="float">
            <text:p>99.265305</text:p>
          </table:table-cell>
        </table:table-row>
        <table:table-row table:style-name="ro1">
          <table:table-cell office:value-type="float" office:value="0.88348395" calcext:value-type="float">
            <text:p>0.88348395</text:p>
          </table:table-cell>
          <table:table-cell office:value-type="float" office:value="125.38776" calcext:value-type="float">
            <text:p>125.38776</text:p>
          </table:table-cell>
        </table:table-row>
        <table:table-row table:style-name="ro1">
          <table:table-cell office:value-type="float" office:value="0.42070663" calcext:value-type="float">
            <text:p>0.42070663</text:p>
          </table:table-cell>
          <table:table-cell office:value-type="float" office:value="83.591835" calcext:value-type="float">
            <text:p>83.591835</text:p>
          </table:table-cell>
        </table:table-row>
        <table:table-row table:style-name="ro1">
          <table:table-cell office:value-type="float" office:value="0.33656532" calcext:value-type="float">
            <text:p>0.33656532</text:p>
          </table:table-cell>
          <table:table-cell office:value-type="float" office:value="114.93877" calcext:value-type="float">
            <text:p>114.93877</text:p>
          </table:table-cell>
        </table:table-row>
        <table:table-row table:style-name="ro1">
          <table:table-cell office:value-type="float" office:value="0.63105994" calcext:value-type="float">
            <text:p>0.63105994</text:p>
          </table:table-cell>
          <table:table-cell office:value-type="float" office:value="88.816322" calcext:value-type="float">
            <text:p>88.816322</text:p>
          </table:table-cell>
        </table:table-row>
        <table:table-row table:style-name="ro1">
          <table:table-cell office:value-type="float" office:value="0.21035331" calcext:value-type="float">
            <text:p>0.21035331</text:p>
          </table:table-cell>
          <table:table-cell office:value-type="float" office:value="120.16326" calcext:value-type="float">
            <text:p>120.16326</text:p>
          </table:table-cell>
        </table:table-row>
        <table:table-row table:style-name="ro1">
          <table:table-cell office:value-type="float" office:value="0.33656532" calcext:value-type="float">
            <text:p>0.33656532</text:p>
          </table:table-cell>
          <table:table-cell office:value-type="float" office:value="88.816322" calcext:value-type="float">
            <text:p>88.816322</text:p>
          </table:table-cell>
        </table:table-row>
        <table:table-row table:style-name="ro1">
          <table:table-cell office:value-type="float" office:value="0.33656532" calcext:value-type="float">
            <text:p>0.33656532</text:p>
          </table:table-cell>
          <table:table-cell office:value-type="float" office:value="120.16326" calcext:value-type="float">
            <text:p>120.16326</text:p>
          </table:table-cell>
        </table:table-row>
        <table:table-row table:style-name="ro1">
          <table:table-cell office:value-type="float" office:value="0.46277732" calcext:value-type="float">
            <text:p>0.46277732</text:p>
          </table:table-cell>
          <table:table-cell office:value-type="float" office:value="88.816322" calcext:value-type="float">
            <text:p>88.816322</text:p>
          </table:table-cell>
        </table:table-row>
        <table:table-row table:style-name="ro1">
          <table:table-cell office:value-type="float" office:value="0.42070663" calcext:value-type="float">
            <text:p>0.42070663</text:p>
          </table:table-cell>
          <table:table-cell office:value-type="float" office:value="73.142853" calcext:value-type="float">
            <text:p>73.142853</text:p>
          </table:table-cell>
        </table:table-row>
        <table:table-row table:style-name="ro1">
          <table:table-cell office:value-type="float" office:value="0.37863597" calcext:value-type="float">
            <text:p>0.37863597</text:p>
          </table:table-cell>
          <table:table-cell office:value-type="float" office:value="80.979591" calcext:value-type="float">
            <text:p>80.979591</text:p>
          </table:table-cell>
        </table:table-row>
        <table:table-row table:style-name="ro1">
          <table:table-cell office:value-type="float" office:value="0.37863597" calcext:value-type="float">
            <text:p>0.37863597</text:p>
          </table:table-cell>
          <table:table-cell office:value-type="float" office:value="80.979591" calcext:value-type="float">
            <text:p>80.979591</text:p>
          </table:table-cell>
        </table:table-row>
        <table:table-row table:style-name="ro1">
          <table:table-cell office:value-type="float" office:value="0.252424" calcext:value-type="float">
            <text:p>0.252424</text:p>
          </table:table-cell>
          <table:table-cell office:value-type="float" office:value="62.693878" calcext:value-type="float">
            <text:p>62.693878</text:p>
          </table:table-cell>
        </table:table-row>
        <table:table-row table:style-name="ro1">
          <table:table-cell office:value-type="float" office:value="0.21035331" calcext:value-type="float">
            <text:p>0.21035331</text:p>
          </table:table-cell>
          <table:table-cell office:value-type="float" office:value="54.857143" calcext:value-type="float">
            <text:p>54.857143</text:p>
          </table:table-cell>
        </table:table-row>
        <table:table-row table:style-name="ro1">
          <table:table-cell office:value-type="float" office:value="0.252424" calcext:value-type="float">
            <text:p>0.252424</text:p>
          </table:table-cell>
          <table:table-cell office:value-type="float" office:value="54.857143" calcext:value-type="float">
            <text:p>54.857143</text:p>
          </table:table-cell>
        </table:table-row>
        <table:table-row table:style-name="ro1">
          <table:table-cell office:value-type="float" office:value="0.29449466" calcext:value-type="float">
            <text:p>0.29449466</text:p>
          </table:table-cell>
          <table:table-cell office:value-type="float" office:value="73.142853" calcext:value-type="float">
            <text:p>73.142853</text:p>
          </table:table-cell>
        </table:table-row>
        <table:table-row table:style-name="ro1">
          <table:table-cell office:value-type="float" office:value="0.16828266" calcext:value-type="float">
            <text:p>0.16828266</text:p>
          </table:table-cell>
          <table:table-cell office:value-type="float" office:value="78.367348" calcext:value-type="float">
            <text:p>78.367348</text:p>
          </table:table-cell>
        </table:table-row>
        <table:table-row table:style-name="ro1">
          <table:table-cell office:value-type="float" office:value="0.252424" calcext:value-type="float">
            <text:p>0.252424</text:p>
          </table:table-cell>
          <table:table-cell office:value-type="float" office:value="73.142853" calcext:value-type="float">
            <text:p>73.142853</text:p>
          </table:table-cell>
        </table:table-row>
        <table:table-row table:style-name="ro1">
          <table:table-cell office:value-type="float" office:value="0.16828266" calcext:value-type="float">
            <text:p>0.16828266</text:p>
          </table:table-cell>
          <table:table-cell office:value-type="float" office:value="54.857143" calcext:value-type="float">
            <text:p>54.857143</text:p>
          </table:table-cell>
        </table:table-row>
        <table:table-row table:style-name="ro1">
          <table:table-cell office:value-type="float" office:value="0.21035331" calcext:value-type="float">
            <text:p>0.21035331</text:p>
          </table:table-cell>
          <table:table-cell office:value-type="float" office:value="67.918365" calcext:value-type="float">
            <text:p>67.918365</text:p>
          </table:table-cell>
        </table:table-row>
        <table:table-row table:style-name="ro1">
          <table:table-cell office:value-type="float" office:value="0.16828266" calcext:value-type="float">
            <text:p>0.16828266</text:p>
          </table:table-cell>
          <table:table-cell office:value-type="float" office:value="70.530609" calcext:value-type="float">
            <text:p>70.530609</text:p>
          </table:table-cell>
        </table:table-row>
        <table:table-row table:style-name="ro1">
          <table:table-cell office:value-type="float" office:value="0.21035331" calcext:value-type="float">
            <text:p>0.21035331</text:p>
          </table:table-cell>
          <table:table-cell office:value-type="float" office:value="67.918365" calcext:value-type="float">
            <text:p>67.918365</text:p>
          </table:table-cell>
        </table:table-row>
        <table:table-row table:style-name="ro1">
          <table:table-cell office:value-type="float" office:value="0.46277732" calcext:value-type="float">
            <text:p>0.46277732</text:p>
          </table:table-cell>
          <table:table-cell office:value-type="float" office:value="49.632652" calcext:value-type="float">
            <text:p>49.632652</text:p>
          </table:table-cell>
        </table:table-row>
        <table:table-row table:style-name="ro1">
          <table:table-cell office:value-type="float" office:value="0.126212" calcext:value-type="float">
            <text:p>0.126212</text:p>
          </table:table-cell>
          <table:table-cell office:value-type="float" office:value="70.530609" calcext:value-type="float">
            <text:p>70.530609</text:p>
          </table:table-cell>
        </table:table-row>
        <table:table-row table:style-name="ro1">
          <table:table-cell office:value-type="float" office:value="0.252424" calcext:value-type="float">
            <text:p>0.252424</text:p>
          </table:table-cell>
          <table:table-cell office:value-type="float" office:value="54.857143" calcext:value-type="float">
            <text:p>54.857143</text:p>
          </table:table-cell>
        </table:table-row>
        <table:table-row table:style-name="ro1">
          <table:table-cell office:value-type="float" office:value="0.126212" calcext:value-type="float">
            <text:p>0.126212</text:p>
          </table:table-cell>
          <table:table-cell office:value-type="float" office:value="28.734694" calcext:value-type="float">
            <text:p>28.734694</text:p>
          </table:table-cell>
        </table:table-row>
        <table:table-row table:style-name="ro1">
          <table:table-cell office:value-type="float" office:value="0.126212" calcext:value-type="float">
            <text:p>0.126212</text:p>
          </table:table-cell>
          <table:table-cell office:value-type="float" office:value="28.734694" calcext:value-type="float">
            <text:p>28.734694</text:p>
          </table:table-cell>
        </table:table-row>
        <table:table-row table:style-name="ro1">
          <table:table-cell office:value-type="float" office:value="0.042070664" calcext:value-type="float">
            <text:p>0.042070664</text:p>
          </table:table-cell>
          <table:table-cell office:value-type="float" office:value="52.244896" calcext:value-type="float">
            <text:p>52.244896</text:p>
          </table:table-cell>
        </table:table-row>
        <table:table-row table:style-name="ro1">
          <table:table-cell office:value-type="float" office:value="0.16828266" calcext:value-type="float">
            <text:p>0.16828266</text:p>
          </table:table-cell>
          <table:table-cell office:value-type="float" office:value="75.755104" calcext:value-type="float">
            <text:p>75.755104</text:p>
          </table:table-cell>
        </table:table-row>
        <table:table-row table:style-name="ro1">
          <table:table-cell office:value-type="float" office:value="0.16828266" calcext:value-type="float">
            <text:p>0.16828266</text:p>
          </table:table-cell>
          <table:table-cell office:value-type="float" office:value="44.408161" calcext:value-type="float">
            <text:p>44.408161</text:p>
          </table:table-cell>
        </table:table-row>
        <table:table-row table:style-name="ro1">
          <table:table-cell office:value-type="float" office:value="0.042070664" calcext:value-type="float">
            <text:p>0.042070664</text:p>
          </table:table-cell>
          <table:table-cell office:value-type="float" office:value="36.571426" calcext:value-type="float">
            <text:p>36.571426</text:p>
          </table:table-cell>
        </table:table-row>
        <table:table-row table:style-name="ro1">
          <table:table-cell office:value-type="float" office:value="0.042070664" calcext:value-type="float">
            <text:p>0.042070664</text:p>
          </table:table-cell>
          <table:table-cell office:value-type="float" office:value="57.469387" calcext:value-type="float">
            <text:p>57.469387</text:p>
          </table:table-cell>
        </table:table-row>
        <table:table-row table:style-name="ro1">
          <table:table-cell office:value-type="float" office:value="0.16828266" calcext:value-type="float">
            <text:p>0.16828266</text:p>
          </table:table-cell>
          <table:table-cell office:value-type="float" office:value="52.244896" calcext:value-type="float">
            <text:p>52.244896</text:p>
          </table:table-cell>
        </table:table-row>
        <table:table-row table:style-name="ro1">
          <table:table-cell office:value-type="float" office:value="0.084141329" calcext:value-type="float">
            <text:p>0.084141329</text:p>
          </table:table-cell>
          <table:table-cell office:value-type="float" office:value="73.142853" calcext:value-type="float">
            <text:p>73.142853</text:p>
          </table:table-cell>
        </table:table-row>
        <table:table-row table:style-name="ro1">
          <table:table-cell office:value-type="float" office:value="0.084141329" calcext:value-type="float">
            <text:p>0.084141329</text:p>
          </table:table-cell>
          <table:table-cell office:value-type="float" office:value="54.857143" calcext:value-type="float">
            <text:p>54.857143</text:p>
          </table:table-cell>
        </table:table-row>
        <table:table-row table:style-name="ro1">
          <table:table-cell office:value-type="float" office:value="0.126212" calcext:value-type="float">
            <text:p>0.126212</text:p>
          </table:table-cell>
          <table:table-cell office:value-type="float" office:value="49.632652" calcext:value-type="float">
            <text:p>49.632652</text:p>
          </table:table-cell>
        </table:table-row>
        <table:table-row table:style-name="ro1">
          <table:table-cell office:value-type="float" office:value="0.126212" calcext:value-type="float">
            <text:p>0.126212</text:p>
          </table:table-cell>
          <table:table-cell office:value-type="float" office:value="36.571426" calcext:value-type="float">
            <text:p>36.571426</text:p>
          </table:table-cell>
        </table:table-row>
        <table:table-row table:style-name="ro1">
          <table:table-cell office:value-type="float" office:value="0.126212" calcext:value-type="float">
            <text:p>0.126212</text:p>
          </table:table-cell>
          <table:table-cell office:value-type="float" office:value="31.346939" calcext:value-type="float">
            <text:p>31.346939</text:p>
          </table:table-cell>
        </table:table-row>
        <table:table-row table:style-name="ro1">
          <table:table-cell office:value-type="float" office:value="0.126212" calcext:value-type="float">
            <text:p>0.126212</text:p>
          </table:table-cell>
          <table:table-cell office:value-type="float" office:value="31.346939" calcext:value-type="float">
            <text:p>31.346939</text:p>
          </table:table-cell>
        </table:table-row>
        <table:table-row table:style-name="ro1">
          <table:table-cell office:value-type="float" office:value="0.042070664" calcext:value-type="float">
            <text:p>0.042070664</text:p>
          </table:table-cell>
          <table:table-cell office:value-type="float" office:value="36.571426" calcext:value-type="float">
            <text:p>36.571426</text:p>
          </table:table-cell>
        </table:table-row>
        <table:table-row table:style-name="ro1">
          <table:table-cell office:value-type="float" office:value="0.042070664" calcext:value-type="float">
            <text:p>0.042070664</text:p>
          </table:table-cell>
          <table:table-cell office:value-type="float" office:value="36.571426" calcext:value-type="float">
            <text:p>36.571426</text:p>
          </table:table-cell>
        </table:table-row>
        <table:table-row table:style-name="ro1">
          <table:table-cell office:value-type="float" office:value="0.042070664" calcext:value-type="float">
            <text:p>0.042070664</text:p>
          </table:table-cell>
          <table:table-cell office:value-type="float" office:value="36.571426" calcext:value-type="float">
            <text:p>36.571426</text:p>
          </table:table-cell>
        </table:table-row>
        <table:table-row table:style-name="ro1">
          <table:table-cell office:value-type="float" office:value="0.042070664" calcext:value-type="float">
            <text:p>0.042070664</text:p>
          </table:table-cell>
          <table:table-cell office:value-type="float" office:value="52.244896" calcext:value-type="float">
            <text:p>52.244896</text:p>
          </table:table-cell>
        </table:table-row>
        <table:table-row table:style-name="ro1">
          <table:table-cell office:value-type="float" office:value="0.16828266" calcext:value-type="float">
            <text:p>0.16828266</text:p>
          </table:table-cell>
          <table:table-cell office:value-type="float" office:value="33.959183" calcext:value-type="float">
            <text:p>33.959183</text:p>
          </table:table-cell>
        </table:table-row>
        <table:table-row table:style-name="ro1">
          <table:table-cell office:value-type="float" office:value="0.084141329" calcext:value-type="float">
            <text:p>0.084141329</text:p>
          </table:table-cell>
          <table:table-cell office:value-type="float" office:value="49.632652" calcext:value-type="float">
            <text:p>49.632652</text:p>
          </table:table-cell>
        </table:table-row>
        <table:table-row table:style-name="ro1">
          <table:table-cell office:value-type="float" office:value="0.084141329" calcext:value-type="float">
            <text:p>0.084141329</text:p>
          </table:table-cell>
          <table:table-cell office:value-type="float" office:value="36.571426" calcext:value-type="float">
            <text:p>36.571426</text:p>
          </table:table-cell>
        </table:table-row>
        <table:table-row table:style-name="ro1">
          <table:table-cell office:value-type="float" office:value="0.084141329" calcext:value-type="float">
            <text:p>0.084141329</text:p>
          </table:table-cell>
          <table:table-cell office:value-type="float" office:value="26.122448" calcext:value-type="float">
            <text:p>26.122448</text:p>
          </table:table-cell>
        </table:table-row>
        <table:table-row table:style-name="ro1">
          <table:table-cell office:value-type="float" office:value="0.042070664" calcext:value-type="float">
            <text:p>0.042070664</text:p>
          </table:table-cell>
          <table:table-cell office:value-type="float" office:value="31.346939" calcext:value-type="float">
            <text:p>31.346939</text:p>
          </table:table-cell>
        </table:table-row>
        <table:table-row table:style-name="ro1">
          <table:table-cell office:value-type="float" office:value="0.042070664" calcext:value-type="float">
            <text:p>0.042070664</text:p>
          </table:table-cell>
          <table:table-cell office:value-type="float" office:value="54.857143" calcext:value-type="float">
            <text:p>54.857143</text:p>
          </table:table-cell>
        </table:table-row>
        <table:table-row table:style-name="ro1">
          <table:table-cell office:value-type="float" office:value="0.084141329" calcext:value-type="float">
            <text:p>0.084141329</text:p>
          </table:table-cell>
          <table:table-cell office:value-type="float" office:value="31.346939" calcext:value-type="float">
            <text:p>31.346939</text:p>
          </table:table-cell>
        </table:table-row>
        <table:table-row table:style-name="ro1">
          <table:table-cell office:value-type="float" office:value="0.042070664" calcext:value-type="float">
            <text:p>0.042070664</text:p>
          </table:table-cell>
          <table:table-cell office:value-type="float" office:value="47.020409" calcext:value-type="float">
            <text:p>47.020409</text:p>
          </table:table-cell>
        </table:table-row>
        <table:table-row table:style-name="ro1">
          <table:table-cell office:value-type="float" office:value="0.042070664" calcext:value-type="float">
            <text:p>0.042070664</text:p>
          </table:table-cell>
          <table:table-cell office:value-type="float" office:value="31.346939" calcext:value-type="float">
            <text:p>31.346939</text:p>
          </table:table-cell>
        </table:table-row>
        <table:table-row table:style-name="ro1">
          <table:table-cell office:value-type="float" office:value="0.042070664" calcext:value-type="float">
            <text:p>0.042070664</text:p>
          </table:table-cell>
          <table:table-cell office:value-type="float" office:value="41.795918" calcext:value-type="float">
            <text:p>41.795918</text:p>
          </table:table-cell>
        </table:table-row>
        <table:table-row table:style-name="ro1">
          <table:table-cell office:value-type="float" office:value="0.042070664" calcext:value-type="float">
            <text:p>0.042070664</text:p>
          </table:table-cell>
          <table:table-cell office:value-type="float" office:value="20.897959" calcext:value-type="float">
            <text:p>20.897959</text:p>
          </table:table-cell>
        </table:table-row>
        <table:table-row table:style-name="ro1">
          <table:table-cell office:value-type="float" office:value="0.042070664" calcext:value-type="float">
            <text:p>0.042070664</text:p>
          </table:table-cell>
          <table:table-cell office:value-type="float" office:value="23.510204" calcext:value-type="float">
            <text:p>23.510204</text:p>
          </table:table-cell>
        </table:table-row>
        <table:table-row table:style-name="ro1">
          <table:table-cell office:value-type="float" office:value="0.042070664" calcext:value-type="float">
            <text:p>0.042070664</text:p>
          </table:table-cell>
          <table:table-cell office:value-type="float" office:value="23.510204" calcext:value-type="float">
            <text:p>23.510204</text:p>
          </table:table-cell>
        </table:table-row>
        <table:table-row table:style-name="ro1">
          <table:table-cell office:value-type="float" office:value="0.042070664" calcext:value-type="float">
            <text:p>0.042070664</text:p>
          </table:table-cell>
          <table:table-cell office:value-type="float" office:value="18.285713" calcext:value-type="float">
            <text:p>18.285713</text:p>
          </table:table-cell>
        </table:table-row>
        <table:table-row table:style-name="ro1">
          <table:table-cell office:value-type="float" office:value="0.084141329" calcext:value-type="float">
            <text:p>0.084141329</text:p>
          </table:table-cell>
          <table:table-cell office:value-type="float" office:value="15.67347" calcext:value-type="float">
            <text:p>15.67347</text:p>
          </table:table-cell>
        </table:table-row>
        <table:table-row table:style-name="ro1">
          <table:table-cell office:value-type="float" office:value="0.042070664" calcext:value-type="float">
            <text:p>0.042070664</text:p>
          </table:table-cell>
          <table:table-cell office:value-type="float" office:value="26.122448" calcext:value-type="float">
            <text:p>26.122448</text:p>
          </table:table-cell>
        </table:table-row>
        <table:table-row table:style-name="ro1">
          <table:table-cell office:value-type="float" office:value="0.042070664" calcext:value-type="float">
            <text:p>0.042070664</text:p>
          </table:table-cell>
          <table:table-cell office:value-type="float" office:value="31.346939" calcext:value-type="float">
            <text:p>31.346939</text:p>
          </table:table-cell>
        </table:table-row>
        <table:table-row table:style-name="ro1">
          <table:table-cell office:value-type="float" office:value="0.084141329" calcext:value-type="float">
            <text:p>0.084141329</text:p>
          </table:table-cell>
          <table:table-cell office:value-type="float" office:value="33.959183" calcext:value-type="float">
            <text:p>33.959183</text:p>
          </table:table-cell>
        </table:table-row>
        <table:table-row table:style-name="ro1">
          <table:table-cell office:value-type="float" office:value="0.084141329" calcext:value-type="float">
            <text:p>0.084141329</text:p>
          </table:table-cell>
          <table:table-cell office:value-type="float" office:value="18.285713" calcext:value-type="float">
            <text:p>18.285713</text:p>
          </table:table-cell>
        </table:table-row>
        <table:table-row table:style-name="ro1">
          <table:table-cell office:value-type="float" office:value="0.084141329" calcext:value-type="float">
            <text:p>0.084141329</text:p>
          </table:table-cell>
          <table:table-cell office:value-type="float" office:value="31.346939" calcext:value-type="float">
            <text:p>31.346939</text:p>
          </table:table-cell>
        </table:table-row>
        <table:table-row table:style-name="ro1">
          <table:table-cell office:value-type="float" office:value="0.042070664" calcext:value-type="float">
            <text:p>0.042070664</text:p>
          </table:table-cell>
          <table:table-cell office:value-type="float" office:value="20.897959" calcext:value-type="float">
            <text:p>20.897959</text:p>
          </table:table-cell>
        </table:table-row>
        <table:table-row table:style-name="ro1">
          <table:table-cell office:value-type="float" office:value="0.042070664" calcext:value-type="float">
            <text:p>0.042070664</text:p>
          </table:table-cell>
          <table:table-cell office:value-type="float" office:value="20.897959" calcext:value-type="float">
            <text:p>20.897959</text:p>
          </table:table-cell>
        </table:table-row>
        <table:table-row table:style-name="ro1">
          <table:table-cell office:value-type="float" office:value="0.042070664" calcext:value-type="float">
            <text:p>0.042070664</text:p>
          </table:table-cell>
          <table:table-cell office:value-type="float" office:value="26.122448" calcext:value-type="float">
            <text:p>26.122448</text:p>
          </table:table-cell>
        </table:table-row>
        <table:table-row table:style-name="ro1">
          <table:table-cell office:value-type="float" office:value="0.042070664" calcext:value-type="float">
            <text:p>0.042070664</text:p>
          </table:table-cell>
          <table:table-cell office:value-type="float" office:value="15.67347" calcext:value-type="float">
            <text:p>15.67347</text:p>
          </table:table-cell>
        </table:table-row>
        <table:table-row table:style-name="ro1">
          <table:table-cell office:value-type="float" office:value="0.042070664" calcext:value-type="float">
            <text:p>0.042070664</text:p>
          </table:table-cell>
          <table:table-cell office:value-type="float" office:value="23.510204" calcext:value-type="float">
            <text:p>23.510204</text:p>
          </table:table-cell>
        </table:table-row>
        <table:table-row table:style-name="ro1">
          <table:table-cell office:value-type="float" office:value="0.042070664" calcext:value-type="float">
            <text:p>0.042070664</text:p>
          </table:table-cell>
          <table:table-cell office:value-type="float" office:value="10.448979" calcext:value-type="float">
            <text:p>10.448979</text:p>
          </table:table-cell>
        </table:table-row>
        <table:table-row table:style-name="ro1">
          <table:table-cell office:value-type="float" office:value="0.042070664" calcext:value-type="float">
            <text:p>0.042070664</text:p>
          </table:table-cell>
          <table:table-cell office:value-type="float" office:value="23.510204" calcext:value-type="float">
            <text:p>23.510204</text:p>
          </table:table-cell>
        </table:table-row>
        <table:table-row table:style-name="ro1">
          <table:table-cell office:value-type="float" office:value="0.042070664" calcext:value-type="float">
            <text:p>0.042070664</text:p>
          </table:table-cell>
          <table:table-cell office:value-type="float" office:value="23.510204" calcext:value-type="float">
            <text:p>23.510204</text:p>
          </table:table-cell>
        </table:table-row>
        <table:table-row table:style-name="ro1">
          <table:table-cell office:value-type="float" office:value="0.042070664" calcext:value-type="float">
            <text:p>0.042070664</text:p>
          </table:table-cell>
          <table:table-cell office:value-type="float" office:value="26.122448" calcext:value-type="float">
            <text:p>26.122448</text:p>
          </table:table-cell>
        </table:table-row>
        <table:table-row table:style-name="ro1">
          <table:table-cell office:value-type="float" office:value="0.042070664" calcext:value-type="float">
            <text:p>0.042070664</text:p>
          </table:table-cell>
          <table:table-cell office:value-type="float" office:value="15.67347" calcext:value-type="float">
            <text:p>15.67347</text:p>
          </table:table-cell>
        </table:table-row>
        <table:table-row table:style-name="ro1">
          <table:table-cell office:value-type="float" office:value="0.042070664" calcext:value-type="float">
            <text:p>0.042070664</text:p>
          </table:table-cell>
          <table:table-cell office:value-type="float" office:value="23.510204" calcext:value-type="float">
            <text:p>23.510204</text:p>
          </table:table-cell>
        </table:table-row>
        <table:table-row table:style-name="ro1">
          <table:table-cell office:value-type="float" office:value="0.042070664" calcext:value-type="float">
            <text:p>0.042070664</text:p>
          </table:table-cell>
          <table:table-cell office:value-type="float" office:value="23.510204" calcext:value-type="float">
            <text:p>23.510204</text:p>
          </table:table-cell>
        </table:table-row>
        <table:table-row table:style-name="ro1">
          <table:table-cell office:value-type="float" office:value="0.042070664" calcext:value-type="float">
            <text:p>0.042070664</text:p>
          </table:table-cell>
          <table:table-cell office:value-type="float" office:value="7.8367348" calcext:value-type="float">
            <text:p>7.8367348</text:p>
          </table:table-cell>
        </table:table-row>
        <table:table-row table:style-name="ro1">
          <table:table-cell office:value-type="float" office:value="0.042070664" calcext:value-type="float">
            <text:p>0.042070664</text:p>
          </table:table-cell>
          <table:table-cell office:value-type="float" office:value="7.8367348" calcext:value-type="float">
            <text:p>7.8367348</text:p>
          </table:table-cell>
        </table:table-row>
        <table:table-row table:style-name="ro1">
          <table:table-cell office:value-type="float" office:value="0.042070664" calcext:value-type="float">
            <text:p>0.042070664</text:p>
          </table:table-cell>
          <table:table-cell office:value-type="float" office:value="18.285713" calcext:value-type="float">
            <text:p>18.285713</text:p>
          </table:table-cell>
        </table:table-row>
        <table:table-row table:style-name="ro1">
          <table:table-cell office:value-type="float" office:value="0.084141329" calcext:value-type="float">
            <text:p>0.084141329</text:p>
          </table:table-cell>
          <table:table-cell office:value-type="float" office:value="7.8367348" calcext:value-type="float">
            <text:p>7.836734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.285713" calcext:value-type="float">
            <text:p>18.2857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2244897" calcext:value-type="float">
            <text:p>5.224489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8367348" calcext:value-type="float">
            <text:p>7.836734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8367348" calcext:value-type="float">
            <text:p>7.836734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8367348" calcext:value-type="float">
            <text:p>7.836734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.061224" calcext:value-type="float">
            <text:p>13.06122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.061224" calcext:value-type="float">
            <text:p>13.06122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.061224" calcext:value-type="float">
            <text:p>13.06122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8367348" calcext:value-type="float">
            <text:p>7.836734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6122448" calcext:value-type="float">
            <text:p>2.612244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2244897" calcext:value-type="float">
            <text:p>5.224489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2244897" calcext:value-type="float">
            <text:p>5.224489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8367348" calcext:value-type="float">
            <text:p>7.836734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8367348" calcext:value-type="float">
            <text:p>7.836734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6122448" calcext:value-type="float">
            <text:p>2.612244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8367348" calcext:value-type="float">
            <text:p>7.836734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6122448" calcext:value-type="float">
            <text:p>2.612244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8367348" calcext:value-type="float">
            <text:p>7.836734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2244897" calcext:value-type="float">
            <text:p>5.224489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2244897" calcext:value-type="float">
            <text:p>5.224489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.448979" calcext:value-type="float">
            <text:p>10.44897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.448979" calcext:value-type="float">
            <text:p>10.44897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6122448" calcext:value-type="float">
            <text:p>2.612244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8367348" calcext:value-type="float">
            <text:p>7.836734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6122448" calcext:value-type="float">
            <text:p>2.612244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6122448" calcext:value-type="float">
            <text:p>2.612244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2244897" calcext:value-type="float">
            <text:p>5.224489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6122448" calcext:value-type="float">
            <text:p>2.612244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6122448" calcext:value-type="float">
            <text:p>2.612244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6122448" calcext:value-type="float">
            <text:p>2.612244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6122448" calcext:value-type="float">
            <text:p>2.612244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2244897" calcext:value-type="float">
            <text:p>5.224489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2244897" calcext:value-type="float">
            <text:p>5.224489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2244897" calcext:value-type="float">
            <text:p>5.224489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6122448" calcext:value-type="float">
            <text:p>2.612244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6122448" calcext:value-type="float">
            <text:p>2.612244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6122448" calcext:value-type="float">
            <text:p>2.612244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6122448" calcext:value-type="float">
            <text:p>2.612244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6122448" calcext:value-type="float">
            <text:p>2.612244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2244897" calcext:value-type="float">
            <text:p>5.224489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2244897" calcext:value-type="float">
            <text:p>5.224489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6122448" calcext:value-type="float">
            <text:p>2.612244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6122448" calcext:value-type="float">
            <text:p>2.612244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2244897" calcext:value-type="float">
            <text:p>5.224489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2244897" calcext:value-type="float">
            <text:p>5.224489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6122448" calcext:value-type="float">
            <text:p>2.612244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6122448" calcext:value-type="float">
            <text:p>2.612244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6122448" calcext:value-type="float">
            <text:p>2.612244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2244897" calcext:value-type="float">
            <text:p>5.224489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2244897" calcext:value-type="float">
            <text:p>5.224489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2244897" calcext:value-type="float">
            <text:p>5.224489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2244897" calcext:value-type="float">
            <text:p>5.224489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2244897" calcext:value-type="float">
            <text:p>5.224489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6122448" calcext:value-type="float">
            <text:p>2.612244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6122448" calcext:value-type="float">
            <text:p>2.612244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6122448" calcext:value-type="float">
            <text:p>2.612244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6122448" calcext:value-type="float">
            <text:p>2.612244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6122448" calcext:value-type="float">
            <text:p>2.612244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6122448" calcext:value-type="float">
            <text:p>2.612244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6122448" calcext:value-type="float">
            <text:p>2.612244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6122448" calcext:value-type="float">
            <text:p>2.612244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Tahoma" style:language-complex="hi" style:country-complex="IN"/>
    </style:default-style>
    <style:default-style style:family="graphic">
      <style:graphic-properties svg:stroke-color="#3465af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29">00/00/0000</text:date>, <text:time style:data-style-name="N2" text:time-value="0000-00-00T00:00:02.02147292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drigo </meta:initial-creator>
    <meta:creation-date>2013-11-29T10:36:06.709918457</meta:creation-date>
    <dc:date>2013-11-29T15:03:13.110120966</dc:date>
    <dc:creator>rodrigo </dc:creator>
    <meta:editing-duration>PT4M35S</meta:editing-duration>
    <meta:editing-cycles>2</meta:editing-cycles>
    <meta:generator>LibreOffice/4.1.2.3$Linux_X86_64 LibreOffice_project/410m0$Build-3</meta:generator>
    <meta:document-statistic meta:table-count="1" meta:cell-count="51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6.185cm" svg:height="9cm" xlink:href=".." xlink:type="simple" chart:class="chart:line" chart:column-mapping="0" chart:style-name="ch1">
        <chart:legend chart:legend-position="end" svg:x="23.015cm" svg:y="3.952cm" style:legend-expansion="high" chart:style-name="ch2"/>
        <chart:plot-area chart:style-name="ch3" table:cell-range-address="Sheet1.A1:Sheet1.B257" chart:data-source-has-labels="both" svg:x="0.973cm" svg:y="0.855cm" svg:width="20.996cm" svg:height="7.545cm">
          <chartooo:coordinate-region svg:x="2.143cm" svg:y="1.054cm" svg:width="19.732cm" svg:height="5.432cm"/>
          <chart:axis chart:dimension="x" chart:name="primary-x" chart:style-name="ch4" chartooo:axis-type="auto">
            <chartooo:date-scale/>
            <chart:categories table:cell-range-address="Sheet1.A2:Sheet1.A25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A2:Sheet1.A257" chart:label-cell-address="Sheet1.A1:Sheet1.A1" chart:class="chart:line">
            <chart:data-point chart:repeated="256"/>
          </chart:series>
          <chart:series chart:style-name="ch7" chart:values-cell-range-address="Sheet1.B2:Sheet1.B257" chart:label-cell-address="Sheet1.B1:Sheet1.B1" chart:class="chart:line">
            <chart:data-point chart:repeated="25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ackground</text:p>
                <draw:g>
                  <svg:desc>Sheet1.A1:Sheet1.A1</svg:desc>
                </draw:g>
              </table:table-cell>
              <table:table-cell office:value-type="string">
                <text:p>Region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float" office:value="33.235825">
                <text:p>30</text:p>
                <draw:g>
                  <svg:desc>Sheet1.A2:Sheet1.A257</svg:desc>
                </draw:g>
              </table:table-cell>
              <table:table-cell office:value-type="float" office:value="33.235825">
                <text:p>33.235825</text:p>
                <draw:g>
                  <svg:desc>Sheet1.A2:Sheet1.A257</svg:desc>
                </draw:g>
              </table:table-cell>
              <table:table-cell office:value-type="float" office:value="0">
                <text:p>0</text:p>
                <draw:g>
                  <svg:desc>Sheet1.B2:Sheet1.B257</svg:desc>
                </draw:g>
              </table:table-cell>
            </table:table-row>
            <table:table-row>
              <table:table-cell office:value-type="float" office:value="184.77435">
                <text:p>180</text:p>
              </table:table-cell>
              <table:table-cell office:value-type="float" office:value="184.77435">
                <text:p>184.774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4.00986">
                <text:p>240</text:p>
              </table:table-cell>
              <table:table-cell office:value-type="float" office:value="244.00986">
                <text:p>244.009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3.01297">
                <text:p>250</text:p>
              </table:table-cell>
              <table:table-cell office:value-type="float" office:value="253.01297">
                <text:p>253.012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2.28496">
                <text:p>240</text:p>
              </table:table-cell>
              <table:table-cell office:value-type="float" office:value="242.28496">
                <text:p>242.28496</text:p>
              </table:table-cell>
              <table:table-cell office:value-type="float" office:value="26.122448">
                <text:p>26.122448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256">
                <text:p>256</text:p>
              </table:table-cell>
              <table:table-cell office:value-type="float" office:value="10.448979">
                <text:p>10.448979</text:p>
              </table:table-cell>
            </table:table-row>
            <table:table-row>
              <table:table-cell office:value-type="float" office:value="253.39162">
                <text:p>250</text:p>
              </table:table-cell>
              <table:table-cell office:value-type="float" office:value="253.39162">
                <text:p>253.39162</text:p>
              </table:table-cell>
              <table:table-cell office:value-type="float" office:value="65.306122">
                <text:p>65.306122</text:p>
              </table:table-cell>
            </table:table-row>
            <table:table-row>
              <table:table-cell office:value-type="float" office:value="253.39162">
                <text:p>250</text:p>
              </table:table-cell>
              <table:table-cell office:value-type="float" office:value="253.39162">
                <text:p>253.39162</text:p>
              </table:table-cell>
              <table:table-cell office:value-type="float" office:value="65.306122">
                <text:p>65.306122</text:p>
              </table:table-cell>
            </table:table-row>
            <table:table-row>
              <table:table-cell office:value-type="float" office:value="225.62497">
                <text:p>230</text:p>
              </table:table-cell>
              <table:table-cell office:value-type="float" office:value="225.62497">
                <text:p>225.62497</text:p>
              </table:table-cell>
              <table:table-cell office:value-type="float" office:value="107.10204">
                <text:p>107.10204</text:p>
              </table:table-cell>
            </table:table-row>
            <table:table-row>
              <table:table-cell office:value-type="float" office:value="205.97797">
                <text:p>210</text:p>
              </table:table-cell>
              <table:table-cell office:value-type="float" office:value="205.97797">
                <text:p>205.97797</text:p>
              </table:table-cell>
              <table:table-cell office:value-type="float" office:value="143.67346">
                <text:p>143.67346</text:p>
              </table:table-cell>
            </table:table-row>
            <table:table-row>
              <table:table-cell office:value-type="float" office:value="180.35693">
                <text:p>180</text:p>
              </table:table-cell>
              <table:table-cell office:value-type="float" office:value="180.35693">
                <text:p>180.35693</text:p>
              </table:table-cell>
              <table:table-cell office:value-type="float" office:value="172.40816">
                <text:p>172.40816</text:p>
              </table:table-cell>
            </table:table-row>
            <table:table-row>
              <table:table-cell office:value-type="float" office:value="154.44141">
                <text:p>150</text:p>
              </table:table-cell>
              <table:table-cell office:value-type="float" office:value="154.44141">
                <text:p>154.44141</text:p>
              </table:table-cell>
              <table:table-cell office:value-type="float" office:value="148.89795">
                <text:p>148.89795</text:p>
              </table:table-cell>
            </table:table-row>
            <table:table-row>
              <table:table-cell office:value-type="float" office:value="141.39951">
                <text:p>140</text:p>
              </table:table-cell>
              <table:table-cell office:value-type="float" office:value="141.39951">
                <text:p>141.39951</text:p>
              </table:table-cell>
              <table:table-cell office:value-type="float" office:value="216.81631">
                <text:p>216.81631</text:p>
              </table:table-cell>
            </table:table-row>
            <table:table-row>
              <table:table-cell office:value-type="float" office:value="123.51947">
                <text:p>120</text:p>
              </table:table-cell>
              <table:table-cell office:value-type="float" office:value="123.51947">
                <text:p>123.51947</text:p>
              </table:table-cell>
              <table:table-cell office:value-type="float" office:value="229.87755">
                <text:p>229.87755</text:p>
              </table:table-cell>
            </table:table-row>
            <table:table-row>
              <table:table-cell office:value-type="float" office:value="116.91438">
                <text:p>120</text:p>
              </table:table-cell>
              <table:table-cell office:value-type="float" office:value="116.91438">
                <text:p>116.91438</text:p>
              </table:table-cell>
              <table:table-cell office:value-type="float" office:value="227.2653">
                <text:p>227.2653</text:p>
              </table:table-cell>
            </table:table-row>
            <table:table-row>
              <table:table-cell office:value-type="float" office:value="103.78833">
                <text:p>100</text:p>
              </table:table-cell>
              <table:table-cell office:value-type="float" office:value="103.78833">
                <text:p>103.78833</text:p>
              </table:table-cell>
              <table:table-cell office:value-type="float" office:value="164.57143">
                <text:p>164.57143</text:p>
              </table:table-cell>
            </table:table-row>
            <table:table-row>
              <table:table-cell office:value-type="float" office:value="93.018242">
                <text:p>90</text:p>
              </table:table-cell>
              <table:table-cell office:value-type="float" office:value="93.018242">
                <text:p>93.018242</text:p>
              </table:table-cell>
              <table:table-cell office:value-type="float" office:value="206.36734">
                <text:p>206.36734</text:p>
              </table:table-cell>
            </table:table-row>
            <table:table-row>
              <table:table-cell office:value-type="float" office:value="80.102547">
                <text:p>80</text:p>
              </table:table-cell>
              <table:table-cell office:value-type="float" office:value="80.102547">
                <text:p>80.102547</text:p>
              </table:table-cell>
              <table:table-cell office:value-type="float" office:value="248.16325">
                <text:p>248.16325</text:p>
              </table:table-cell>
            </table:table-row>
            <table:table-row>
              <table:table-cell office:value-type="float" office:value="69.416595">
                <text:p>70</text:p>
              </table:table-cell>
              <table:table-cell office:value-type="float" office:value="69.416595">
                <text:p>69.416595</text:p>
              </table:table-cell>
              <table:table-cell office:value-type="float" office:value="232.48979">
                <text:p>232.48979</text:p>
              </table:table-cell>
            </table:table-row>
            <table:table-row>
              <table:table-cell office:value-type="float" office:value="63.568775">
                <text:p>60</text:p>
              </table:table-cell>
              <table:table-cell office:value-type="float" office:value="63.568775">
                <text:p>63.568775</text:p>
              </table:table-cell>
              <table:table-cell office:value-type="float" office:value="180.24489">
                <text:p>180.24489</text:p>
              </table:table-cell>
            </table:table-row>
            <table:table-row>
              <table:table-cell office:value-type="float" office:value="56.921608">
                <text:p>60</text:p>
              </table:table-cell>
              <table:table-cell office:value-type="float" office:value="56.921608">
                <text:p>56.921608</text:p>
              </table:table-cell>
              <table:table-cell office:value-type="float" office:value="219.42857">
                <text:p>219.42857</text:p>
              </table:table-cell>
            </table:table-row>
            <table:table-row>
              <table:table-cell office:value-type="float" office:value="51.99934">
                <text:p>50</text:p>
              </table:table-cell>
              <table:table-cell office:value-type="float" office:value="51.99934">
                <text:p>51.99934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float" office:value="51.99934">
                <text:p>50</text:p>
              </table:table-cell>
              <table:table-cell office:value-type="float" office:value="51.99934">
                <text:p>51.99934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float" office:value="43.879704">
                <text:p>40</text:p>
              </table:table-cell>
              <table:table-cell office:value-type="float" office:value="43.879704">
                <text:p>43.879704</text:p>
              </table:table-cell>
              <table:table-cell office:value-type="float" office:value="185.46939">
                <text:p>185.46939</text:p>
              </table:table-cell>
            </table:table-row>
            <table:table-row>
              <table:table-cell office:value-type="float" office:value="46.614296">
                <text:p>50</text:p>
              </table:table-cell>
              <table:table-cell office:value-type="float" office:value="46.614296">
                <text:p>46.614296</text:p>
              </table:table-cell>
              <table:table-cell office:value-type="float" office:value="148.89795">
                <text:p>148.89795</text:p>
              </table:table-cell>
            </table:table-row>
            <table:table-row>
              <table:table-cell office:value-type="float" office:value="40.471981">
                <text:p>40</text:p>
              </table:table-cell>
              <table:table-cell office:value-type="float" office:value="40.471981">
                <text:p>40.471981</text:p>
              </table:table-cell>
              <table:table-cell office:value-type="float" office:value="122.77551">
                <text:p>122.77551</text:p>
              </table:table-cell>
            </table:table-row>
            <table:table-row>
              <table:table-cell office:value-type="float" office:value="37.44289">
                <text:p>40</text:p>
              </table:table-cell>
              <table:table-cell office:value-type="float" office:value="37.44289">
                <text:p>37.44289</text:p>
              </table:table-cell>
              <table:table-cell office:value-type="float" office:value="141.06122">
                <text:p>141.06122</text:p>
              </table:table-cell>
            </table:table-row>
            <table:table-row>
              <table:table-cell office:value-type="float" office:value="35.171074">
                <text:p>40</text:p>
              </table:table-cell>
              <table:table-cell office:value-type="float" office:value="35.171074">
                <text:p>35.171074</text:p>
              </table:table-cell>
              <table:table-cell office:value-type="float" office:value="164.57143">
                <text:p>164.57143</text:p>
              </table:table-cell>
            </table:table-row>
            <table:table-row>
              <table:table-cell office:value-type="float" office:value="30.669514">
                <text:p>30</text:p>
              </table:table-cell>
              <table:table-cell office:value-type="float" office:value="30.669514">
                <text:p>30.669514</text:p>
              </table:table-cell>
              <table:table-cell office:value-type="float" office:value="164.57143">
                <text:p>164.57143</text:p>
              </table:table-cell>
            </table:table-row>
            <table:table-row>
              <table:table-cell office:value-type="float" office:value="31.468857">
                <text:p>30</text:p>
              </table:table-cell>
              <table:table-cell office:value-type="float" office:value="31.468857">
                <text:p>31.468857</text:p>
              </table:table-cell>
              <table:table-cell office:value-type="float" office:value="125.38776">
                <text:p>125.38776</text:p>
              </table:table-cell>
            </table:table-row>
            <table:table-row>
              <table:table-cell office:value-type="float" office:value="28.48184">
                <text:p>30</text:p>
              </table:table-cell>
              <table:table-cell office:value-type="float" office:value="28.48184">
                <text:p>28.48184</text:p>
              </table:table-cell>
              <table:table-cell office:value-type="float" office:value="146.28571">
                <text:p>146.28571</text:p>
              </table:table-cell>
            </table:table-row>
            <table:table-row>
              <table:table-cell office:value-type="float" office:value="24.61134">
                <text:p>20</text:p>
              </table:table-cell>
              <table:table-cell office:value-type="float" office:value="24.61134">
                <text:p>24.61134</text:p>
              </table:table-cell>
              <table:table-cell office:value-type="float" office:value="146.28571">
                <text:p>146.28571</text:p>
              </table:table-cell>
            </table:table-row>
            <table:table-row>
              <table:table-cell office:value-type="float" office:value="24.527197">
                <text:p>20</text:p>
              </table:table-cell>
              <table:table-cell office:value-type="float" office:value="24.527197">
                <text:p>24.527197</text:p>
              </table:table-cell>
              <table:table-cell office:value-type="float" office:value="107.10204">
                <text:p>107.10204</text:p>
              </table:table-cell>
            </table:table-row>
            <table:table-row>
              <table:table-cell office:value-type="float" office:value="23.391289">
                <text:p>20</text:p>
              </table:table-cell>
              <table:table-cell office:value-type="float" office:value="23.391289">
                <text:p>23.391289</text:p>
              </table:table-cell>
              <table:table-cell office:value-type="float" office:value="112.32653">
                <text:p>112.32653</text:p>
              </table:table-cell>
            </table:table-row>
            <table:table-row>
              <table:table-cell office:value-type="float" office:value="20.698767">
                <text:p>20</text:p>
              </table:table-cell>
              <table:table-cell office:value-type="float" office:value="20.698767">
                <text:p>20.698767</text:p>
              </table:table-cell>
              <table:table-cell office:value-type="float" office:value="114.93877">
                <text:p>114.93877</text:p>
              </table:table-cell>
            </table:table-row>
            <table:table-row>
              <table:table-cell office:value-type="float" office:value="18.34281">
                <text:p>20</text:p>
              </table:table-cell>
              <table:table-cell office:value-type="float" office:value="18.34281">
                <text:p>18.34281</text:p>
              </table:table-cell>
              <table:table-cell office:value-type="float" office:value="107.10204">
                <text:p>107.10204</text:p>
              </table:table-cell>
            </table:table-row>
            <table:table-row>
              <table:table-cell office:value-type="float" office:value="17.627609">
                <text:p>20</text:p>
              </table:table-cell>
              <table:table-cell office:value-type="float" office:value="17.627609">
                <text:p>17.627609</text:p>
              </table:table-cell>
              <table:table-cell office:value-type="float" office:value="101.87755">
                <text:p>101.87755</text:p>
              </table:table-cell>
            </table:table-row>
            <table:table-row>
              <table:table-cell office:value-type="float" office:value="17.627609">
                <text:p>20</text:p>
              </table:table-cell>
              <table:table-cell office:value-type="float" office:value="17.627609">
                <text:p>17.627609</text:p>
              </table:table-cell>
              <table:table-cell office:value-type="float" office:value="101.87755">
                <text:p>101.87755</text:p>
              </table:table-cell>
            </table:table-row>
            <table:table-row>
              <table:table-cell office:value-type="float" office:value="17.375185">
                <text:p>20</text:p>
              </table:table-cell>
              <table:table-cell office:value-type="float" office:value="17.375185">
                <text:p>17.375185</text:p>
              </table:table-cell>
              <table:table-cell office:value-type="float" office:value="109.71429">
                <text:p>109.71429</text:p>
              </table:table-cell>
            </table:table-row>
            <table:table-row>
              <table:table-cell office:value-type="float" office:value="15.524076">
                <text:p>20</text:p>
              </table:table-cell>
              <table:table-cell office:value-type="float" office:value="15.524076">
                <text:p>15.524076</text:p>
              </table:table-cell>
              <table:table-cell office:value-type="float" office:value="78.367348">
                <text:p>78.367348</text:p>
              </table:table-cell>
            </table:table-row>
            <table:table-row>
              <table:table-cell office:value-type="float" office:value="13.841249">
                <text:p>10</text:p>
              </table:table-cell>
              <table:table-cell office:value-type="float" office:value="13.841249">
                <text:p>13.841249</text:p>
              </table:table-cell>
              <table:table-cell office:value-type="float" office:value="94.040817">
                <text:p>94.040817</text:p>
              </table:table-cell>
            </table:table-row>
            <table:table-row>
              <table:table-cell office:value-type="float" office:value="12.747412">
                <text:p>10</text:p>
              </table:table-cell>
              <table:table-cell office:value-type="float" office:value="12.747412">
                <text:p>12.747412</text:p>
              </table:table-cell>
              <table:table-cell office:value-type="float" office:value="80.979591">
                <text:p>80.979591</text:p>
              </table:table-cell>
            </table:table-row>
            <table:table-row>
              <table:table-cell office:value-type="float" office:value="10.81216">
                <text:p>10</text:p>
              </table:table-cell>
              <table:table-cell office:value-type="float" office:value="10.81216">
                <text:p>10.81216</text:p>
              </table:table-cell>
              <table:table-cell office:value-type="float" office:value="70.530609">
                <text:p>70.530609</text:p>
              </table:table-cell>
            </table:table-row>
            <table:table-row>
              <table:table-cell office:value-type="float" office:value="11.695644">
                <text:p>10</text:p>
              </table:table-cell>
              <table:table-cell office:value-type="float" office:value="11.695644">
                <text:p>11.695644</text:p>
              </table:table-cell>
              <table:table-cell office:value-type="float" office:value="65.306122">
                <text:p>65.306122</text:p>
              </table:table-cell>
            </table:table-row>
            <table:table-row>
              <table:table-cell office:value-type="float" office:value="9.0451927">
                <text:p>10</text:p>
              </table:table-cell>
              <table:table-cell office:value-type="float" office:value="9.0451927">
                <text:p>9.0451927</text:p>
              </table:table-cell>
              <table:table-cell office:value-type="float" office:value="67.918365">
                <text:p>67.918365</text:p>
              </table:table-cell>
            </table:table-row>
            <table:table-row>
              <table:table-cell office:value-type="float" office:value="10.096959">
                <text:p>10</text:p>
              </table:table-cell>
              <table:table-cell office:value-type="float" office:value="10.096959">
                <text:p>10.096959</text:p>
              </table:table-cell>
              <table:table-cell office:value-type="float" office:value="49.632652">
                <text:p>49.632652</text:p>
              </table:table-cell>
            </table:table-row>
            <table:table-row>
              <table:table-cell office:value-type="float" office:value="9.8866062">
                <text:p>10</text:p>
              </table:table-cell>
              <table:table-cell office:value-type="float" office:value="9.8866062">
                <text:p>9.8866062</text:p>
              </table:table-cell>
              <table:table-cell office:value-type="float" office:value="70.530609">
                <text:p>70.530609</text:p>
              </table:table-cell>
            </table:table-row>
            <table:table-row>
              <table:table-cell office:value-type="float" office:value="7.2782249">
                <text:p>10</text:p>
              </table:table-cell>
              <table:table-cell office:value-type="float" office:value="7.2782249">
                <text:p>7.2782249</text:p>
              </table:table-cell>
              <table:table-cell office:value-type="float" office:value="101.87755">
                <text:p>101.87755</text:p>
              </table:table-cell>
            </table:table-row>
            <table:table-row>
              <table:table-cell office:value-type="float" office:value="7.8251438">
                <text:p>10</text:p>
              </table:table-cell>
              <table:table-cell office:value-type="float" office:value="7.8251438">
                <text:p>7.8251438</text:p>
              </table:table-cell>
              <table:table-cell office:value-type="float" office:value="80.979591">
                <text:p>80.979591</text:p>
              </table:table-cell>
            </table:table-row>
            <table:table-row>
              <table:table-cell office:value-type="float" office:value="7.2361541">
                <text:p>10</text:p>
              </table:table-cell>
              <table:table-cell office:value-type="float" office:value="7.2361541">
                <text:p>7.2361541</text:p>
              </table:table-cell>
              <table:table-cell office:value-type="float" office:value="83.591835">
                <text:p>83.591835</text:p>
              </table:table-cell>
            </table:table-row>
            <table:table-row>
              <table:table-cell office:value-type="float" office:value="7.7830729">
                <text:p>10</text:p>
              </table:table-cell>
              <table:table-cell office:value-type="float" office:value="7.7830729">
                <text:p>7.7830729</text:p>
              </table:table-cell>
              <table:table-cell office:value-type="float" office:value="94.040817">
                <text:p>94.040817</text:p>
              </table:table-cell>
            </table:table-row>
            <table:table-row>
              <table:table-cell office:value-type="float" office:value="5.7216105">
                <text:p>10</text:p>
              </table:table-cell>
              <table:table-cell office:value-type="float" office:value="5.7216105">
                <text:p>5.7216105</text:p>
              </table:table-cell>
              <table:table-cell office:value-type="float" office:value="94.040817">
                <text:p>94.040817</text:p>
              </table:table-cell>
            </table:table-row>
            <table:table-row>
              <table:table-cell office:value-type="float" office:value="5.7216105">
                <text:p>10</text:p>
              </table:table-cell>
              <table:table-cell office:value-type="float" office:value="5.7216105">
                <text:p>5.7216105</text:p>
              </table:table-cell>
              <table:table-cell office:value-type="float" office:value="94.040817">
                <text:p>94.040817</text:p>
              </table:table-cell>
            </table:table-row>
            <table:table-row>
              <table:table-cell office:value-type="float" office:value="6.3526702">
                <text:p>10</text:p>
              </table:table-cell>
              <table:table-cell office:value-type="float" office:value="6.3526702">
                <text:p>6.3526702</text:p>
              </table:table-cell>
              <table:table-cell office:value-type="float" office:value="101.87755">
                <text:p>101.87755</text:p>
              </table:table-cell>
            </table:table-row>
            <table:table-row>
              <table:table-cell office:value-type="float" office:value="5.7216105">
                <text:p>10</text:p>
              </table:table-cell>
              <table:table-cell office:value-type="float" office:value="5.7216105">
                <text:p>5.7216105</text:p>
              </table:table-cell>
              <table:table-cell office:value-type="float" office:value="104.48979">
                <text:p>104.48979</text:p>
              </table:table-cell>
            </table:table-row>
            <table:table-row>
              <table:table-cell office:value-type="float" office:value="5.4691863">
                <text:p>10</text:p>
              </table:table-cell>
              <table:table-cell office:value-type="float" office:value="5.4691863">
                <text:p>5.4691863</text:p>
              </table:table-cell>
              <table:table-cell office:value-type="float" office:value="120.16326">
                <text:p>120.16326</text:p>
              </table:table-cell>
            </table:table-row>
            <table:table-row>
              <table:table-cell office:value-type="float" office:value="4.7119145">
                <text:p/>
              </table:table-cell>
              <table:table-cell office:value-type="float" office:value="4.7119145">
                <text:p>4.7119145</text:p>
              </table:table-cell>
              <table:table-cell office:value-type="float" office:value="114.93877">
                <text:p>114.93877</text:p>
              </table:table-cell>
            </table:table-row>
            <table:table-row>
              <table:table-cell office:value-type="float" office:value="5.2167625">
                <text:p>10</text:p>
              </table:table-cell>
              <table:table-cell office:value-type="float" office:value="5.2167625">
                <text:p>5.2167625</text:p>
              </table:table-cell>
              <table:table-cell office:value-type="float" office:value="67.918365">
                <text:p>67.918365</text:p>
              </table:table-cell>
            </table:table-row>
            <table:table-row>
              <table:table-cell office:value-type="float" office:value="5.2588329">
                <text:p>10</text:p>
              </table:table-cell>
              <table:table-cell office:value-type="float" office:value="5.2588329">
                <text:p>5.2588329</text:p>
              </table:table-cell>
              <table:table-cell office:value-type="float" office:value="99.265305">
                <text:p>99.265305</text:p>
              </table:table-cell>
            </table:table-row>
            <table:table-row>
              <table:table-cell office:value-type="float" office:value="3.870501">
                <text:p/>
              </table:table-cell>
              <table:table-cell office:value-type="float" office:value="3.870501">
                <text:p>3.870501</text:p>
              </table:table-cell>
              <table:table-cell office:value-type="float" office:value="130.61224">
                <text:p>130.61224</text:p>
              </table:table-cell>
            </table:table-row>
            <table:table-row>
              <table:table-cell office:value-type="float" office:value="4.5015612">
                <text:p/>
              </table:table-cell>
              <table:table-cell office:value-type="float" office:value="4.5015612">
                <text:p>4.5015612</text:p>
              </table:table-cell>
              <table:table-cell office:value-type="float" office:value="94.040817">
                <text:p>94.040817</text:p>
              </table:table-cell>
            </table:table-row>
            <table:table-row>
              <table:table-cell office:value-type="float" office:value="4.6277733">
                <text:p/>
              </table:table-cell>
              <table:table-cell office:value-type="float" office:value="4.6277733">
                <text:p>4.6277733</text:p>
              </table:table-cell>
              <table:table-cell office:value-type="float" office:value="94.040817">
                <text:p>94.040817</text:p>
              </table:table-cell>
            </table:table-row>
            <table:table-row>
              <table:table-cell office:value-type="float" office:value="5.3850451">
                <text:p>10</text:p>
              </table:table-cell>
              <table:table-cell office:value-type="float" office:value="5.3850451">
                <text:p>5.3850451</text:p>
              </table:table-cell>
              <table:table-cell office:value-type="float" office:value="143.67346">
                <text:p>143.67346</text:p>
              </table:table-cell>
            </table:table-row>
            <table:table-row>
              <table:table-cell office:value-type="float" office:value="3.4918652">
                <text:p/>
              </table:table-cell>
              <table:table-cell office:value-type="float" office:value="3.4918652">
                <text:p>3.4918652</text:p>
              </table:table-cell>
              <table:table-cell office:value-type="float" office:value="167.18367">
                <text:p>167.18367</text:p>
              </table:table-cell>
            </table:table-row>
            <table:table-row>
              <table:table-cell office:value-type="float" office:value="3.7442892">
                <text:p/>
              </table:table-cell>
              <table:table-cell office:value-type="float" office:value="3.7442892">
                <text:p>3.7442892</text:p>
              </table:table-cell>
              <table:table-cell office:value-type="float" office:value="148.89795">
                <text:p>148.89795</text:p>
              </table:table-cell>
            </table:table-row>
            <table:table-row>
              <table:table-cell office:value-type="float" office:value="4.1649957">
                <text:p/>
              </table:table-cell>
              <table:table-cell office:value-type="float" office:value="4.1649957">
                <text:p>4.1649957</text:p>
              </table:table-cell>
              <table:table-cell office:value-type="float" office:value="138.44897">
                <text:p>138.44897</text:p>
              </table:table-cell>
            </table:table-row>
            <table:table-row>
              <table:table-cell office:value-type="float" office:value="3.0290878">
                <text:p/>
              </table:table-cell>
              <table:table-cell office:value-type="float" office:value="3.0290878">
                <text:p>3.0290878</text:p>
              </table:table-cell>
              <table:table-cell office:value-type="float" office:value="154.12245">
                <text:p>154.12245</text:p>
              </table:table-cell>
            </table:table-row>
            <table:table-row>
              <table:table-cell office:value-type="float" office:value="3.0290878">
                <text:p/>
              </table:table-cell>
              <table:table-cell office:value-type="float" office:value="3.0290878">
                <text:p>3.0290878</text:p>
              </table:table-cell>
              <table:table-cell office:value-type="float" office:value="154.12245">
                <text:p>154.12245</text:p>
              </table:table-cell>
            </table:table-row>
            <table:table-row>
              <table:table-cell office:value-type="float" office:value="3.1552999">
                <text:p/>
              </table:table-cell>
              <table:table-cell office:value-type="float" office:value="3.1552999">
                <text:p>3.1552999</text:p>
              </table:table-cell>
              <table:table-cell office:value-type="float" office:value="156.7347">
                <text:p>156.7347</text:p>
              </table:table-cell>
            </table:table-row>
            <table:table-row>
              <table:table-cell office:value-type="float" office:value="3.2815118">
                <text:p/>
              </table:table-cell>
              <table:table-cell office:value-type="float" office:value="3.2815118">
                <text:p>3.2815118</text:p>
              </table:table-cell>
              <table:table-cell office:value-type="float" office:value="182.85713">
                <text:p>182.85713</text:p>
              </table:table-cell>
            </table:table-row>
            <table:table-row>
              <table:table-cell office:value-type="float" office:value="3.618077">
                <text:p/>
              </table:table-cell>
              <table:table-cell office:value-type="float" office:value="3.618077">
                <text:p>3.618077</text:p>
              </table:table-cell>
              <table:table-cell office:value-type="float" office:value="133.22449">
                <text:p>133.22449</text:p>
              </table:table-cell>
            </table:table-row>
            <table:table-row>
              <table:table-cell office:value-type="float" office:value="3.365653">
                <text:p/>
              </table:table-cell>
              <table:table-cell office:value-type="float" office:value="3.365653">
                <text:p>3.365653</text:p>
              </table:table-cell>
              <table:table-cell office:value-type="float" office:value="146.28571">
                <text:p>146.28571</text:p>
              </table:table-cell>
            </table:table-row>
            <table:table-row>
              <table:table-cell office:value-type="float" office:value="3.1552999">
                <text:p/>
              </table:table-cell>
              <table:table-cell office:value-type="float" office:value="3.1552999">
                <text:p>3.1552999</text:p>
              </table:table-cell>
              <table:table-cell office:value-type="float" office:value="143.67346">
                <text:p>143.67346</text:p>
              </table:table-cell>
            </table:table-row>
            <table:table-row>
              <table:table-cell office:value-type="float" office:value="2.3980279">
                <text:p/>
              </table:table-cell>
              <table:table-cell office:value-type="float" office:value="2.3980279">
                <text:p>2.3980279</text:p>
              </table:table-cell>
              <table:table-cell office:value-type="float" office:value="143.67346">
                <text:p>143.67346</text:p>
              </table:table-cell>
            </table:table-row>
            <table:table-row>
              <table:table-cell office:value-type="float" office:value="2.0614626">
                <text:p/>
              </table:table-cell>
              <table:table-cell office:value-type="float" office:value="2.0614626">
                <text:p>2.0614626</text:p>
              </table:table-cell>
              <table:table-cell office:value-type="float" office:value="172.40816">
                <text:p>172.40816</text:p>
              </table:table-cell>
            </table:table-row>
            <table:table-row>
              <table:table-cell office:value-type="float" office:value="2.1035333">
                <text:p/>
              </table:table-cell>
              <table:table-cell office:value-type="float" office:value="2.1035333">
                <text:p>2.1035333</text:p>
              </table:table-cell>
              <table:table-cell office:value-type="float" office:value="104.48979">
                <text:p>104.48979</text:p>
              </table:table-cell>
            </table:table-row>
            <table:table-row>
              <table:table-cell office:value-type="float" office:value="2.4821692">
                <text:p/>
              </table:table-cell>
              <table:table-cell office:value-type="float" office:value="2.4821692">
                <text:p>2.4821692</text:p>
              </table:table-cell>
              <table:table-cell office:value-type="float" office:value="138.44897">
                <text:p>138.44897</text:p>
              </table:table-cell>
            </table:table-row>
            <table:table-row>
              <table:table-cell office:value-type="float" office:value="2.3559573">
                <text:p/>
              </table:table-cell>
              <table:table-cell office:value-type="float" office:value="2.3559573">
                <text:p>2.3559573</text:p>
              </table:table-cell>
              <table:table-cell office:value-type="float" office:value="112.32653">
                <text:p>112.32653</text:p>
              </table:table-cell>
            </table:table-row>
            <table:table-row>
              <table:table-cell office:value-type="float" office:value="2.2297451">
                <text:p/>
              </table:table-cell>
              <table:table-cell office:value-type="float" office:value="2.2297451">
                <text:p>2.2297451</text:p>
              </table:table-cell>
              <table:table-cell office:value-type="float" office:value="107.10204">
                <text:p>107.10204</text:p>
              </table:table-cell>
            </table:table-row>
            <table:table-row>
              <table:table-cell office:value-type="float" office:value="2.2297451">
                <text:p/>
              </table:table-cell>
              <table:table-cell office:value-type="float" office:value="2.2297451">
                <text:p>2.2297451</text:p>
              </table:table-cell>
              <table:table-cell office:value-type="float" office:value="133.22449">
                <text:p>133.22449</text:p>
              </table:table-cell>
            </table:table-row>
            <table:table-row>
              <table:table-cell office:value-type="float" office:value="1.9773213">
                <text:p/>
              </table:table-cell>
              <table:table-cell office:value-type="float" office:value="1.9773213">
                <text:p>1.9773213</text:p>
              </table:table-cell>
              <table:table-cell office:value-type="float" office:value="104.48979">
                <text:p>104.48979</text:p>
              </table:table-cell>
            </table:table-row>
            <table:table-row>
              <table:table-cell office:value-type="float" office:value="2.6925225">
                <text:p/>
              </table:table-cell>
              <table:table-cell office:value-type="float" office:value="2.6925225">
                <text:p>2.6925225</text:p>
              </table:table-cell>
              <table:table-cell office:value-type="float" office:value="146.28571">
                <text:p>146.28571</text:p>
              </table:table-cell>
            </table:table-row>
            <table:table-row>
              <table:table-cell office:value-type="float" office:value="2.6925225">
                <text:p/>
              </table:table-cell>
              <table:table-cell office:value-type="float" office:value="2.6925225">
                <text:p>2.6925225</text:p>
              </table:table-cell>
              <table:table-cell office:value-type="float" office:value="146.28571">
                <text:p>146.28571</text:p>
              </table:table-cell>
            </table:table-row>
            <table:table-row>
              <table:table-cell office:value-type="float" office:value="1.9773213">
                <text:p/>
              </table:table-cell>
              <table:table-cell office:value-type="float" office:value="1.9773213">
                <text:p>1.9773213</text:p>
              </table:table-cell>
              <table:table-cell office:value-type="float" office:value="112.32653">
                <text:p>112.32653</text:p>
              </table:table-cell>
            </table:table-row>
            <table:table-row>
              <table:table-cell office:value-type="float" office:value="2.3138866">
                <text:p/>
              </table:table-cell>
              <table:table-cell office:value-type="float" office:value="2.3138866">
                <text:p>2.3138866</text:p>
              </table:table-cell>
              <table:table-cell office:value-type="float" office:value="172.40816">
                <text:p>172.40816</text:p>
              </table:table-cell>
            </table:table-row>
            <table:table-row>
              <table:table-cell office:value-type="float" office:value="1.8511093">
                <text:p/>
              </table:table-cell>
              <table:table-cell office:value-type="float" office:value="1.8511093">
                <text:p>1.8511093</text:p>
              </table:table-cell>
              <table:table-cell office:value-type="float" office:value="141.06122">
                <text:p>141.06122</text:p>
              </table:table-cell>
            </table:table-row>
            <table:table-row>
              <table:table-cell office:value-type="float" office:value="2.019392">
                <text:p/>
              </table:table-cell>
              <table:table-cell office:value-type="float" office:value="2.019392">
                <text:p>2.019392</text:p>
              </table:table-cell>
              <table:table-cell office:value-type="float" office:value="133.22449">
                <text:p>133.22449</text:p>
              </table:table-cell>
            </table:table-row>
            <table:table-row>
              <table:table-cell office:value-type="float" office:value="1.6828265">
                <text:p/>
              </table:table-cell>
              <table:table-cell office:value-type="float" office:value="1.6828265">
                <text:p>1.6828265</text:p>
              </table:table-cell>
              <table:table-cell office:value-type="float" office:value="148.89795">
                <text:p>148.89795</text:p>
              </table:table-cell>
            </table:table-row>
            <table:table-row>
              <table:table-cell office:value-type="float" office:value="1.8931799">
                <text:p/>
              </table:table-cell>
              <table:table-cell office:value-type="float" office:value="1.8931799">
                <text:p>1.8931799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1.3883319">
                <text:p/>
              </table:table-cell>
              <table:table-cell office:value-type="float" office:value="1.3883319">
                <text:p>1.3883319</text:p>
              </table:table-cell>
              <table:table-cell office:value-type="float" office:value="164.57143">
                <text:p>164.57143</text:p>
              </table:table-cell>
            </table:table-row>
            <table:table-row>
              <table:table-cell office:value-type="float" office:value="1.4724733">
                <text:p/>
              </table:table-cell>
              <table:table-cell office:value-type="float" office:value="1.4724733">
                <text:p>1.4724733</text:p>
              </table:table-cell>
              <table:table-cell office:value-type="float" office:value="117.55102">
                <text:p>117.55102</text:p>
              </table:table-cell>
            </table:table-row>
            <table:table-row>
              <table:table-cell office:value-type="float" office:value="1.3462613">
                <text:p/>
              </table:table-cell>
              <table:table-cell office:value-type="float" office:value="1.3462613">
                <text:p>1.3462613</text:p>
              </table:table-cell>
              <table:table-cell office:value-type="float" office:value="164.57143">
                <text:p>164.57143</text:p>
              </table:table-cell>
            </table:table-row>
            <table:table-row>
              <table:table-cell office:value-type="float" office:value="1.1779786">
                <text:p/>
              </table:table-cell>
              <table:table-cell office:value-type="float" office:value="1.1779786">
                <text:p>1.1779786</text:p>
              </table:table-cell>
              <table:table-cell office:value-type="float" office:value="164.57143">
                <text:p>164.57143</text:p>
              </table:table-cell>
            </table:table-row>
            <table:table-row>
              <table:table-cell office:value-type="float" office:value="1.1779786">
                <text:p/>
              </table:table-cell>
              <table:table-cell office:value-type="float" office:value="1.1779786">
                <text:p>1.1779786</text:p>
              </table:table-cell>
              <table:table-cell office:value-type="float" office:value="151.51021">
                <text:p>151.51021</text:p>
              </table:table-cell>
            </table:table-row>
            <table:table-row>
              <table:table-cell office:value-type="float" office:value="1.4724733">
                <text:p/>
              </table:table-cell>
              <table:table-cell office:value-type="float" office:value="1.4724733">
                <text:p>1.4724733</text:p>
              </table:table-cell>
              <table:table-cell office:value-type="float" office:value="114.93877">
                <text:p>114.93877</text:p>
              </table:table-cell>
            </table:table-row>
            <table:table-row>
              <table:table-cell office:value-type="float" office:value="1.1779786">
                <text:p/>
              </table:table-cell>
              <table:table-cell office:value-type="float" office:value="1.1779786">
                <text:p>1.1779786</text:p>
              </table:table-cell>
              <table:table-cell office:value-type="float" office:value="138.44897">
                <text:p>138.44897</text:p>
              </table:table-cell>
            </table:table-row>
            <table:table-row>
              <table:table-cell office:value-type="float" office:value="1.4724733">
                <text:p/>
              </table:table-cell>
              <table:table-cell office:value-type="float" office:value="1.4724733">
                <text:p>1.4724733</text:p>
              </table:table-cell>
              <table:table-cell office:value-type="float" office:value="122.77551">
                <text:p>122.77551</text:p>
              </table:table-cell>
            </table:table-row>
            <table:table-row>
              <table:table-cell office:value-type="float" office:value="1.4724733">
                <text:p/>
              </table:table-cell>
              <table:table-cell office:value-type="float" office:value="1.4724733">
                <text:p>1.4724733</text:p>
              </table:table-cell>
              <table:table-cell office:value-type="float" office:value="122.77551">
                <text:p>122.77551</text:p>
              </table:table-cell>
            </table:table-row>
            <table:table-row>
              <table:table-cell office:value-type="float" office:value="1.1359079">
                <text:p/>
              </table:table-cell>
              <table:table-cell office:value-type="float" office:value="1.1359079">
                <text:p>1.1359079</text:p>
              </table:table-cell>
              <table:table-cell office:value-type="float" office:value="143.67346">
                <text:p>143.67346</text:p>
              </table:table-cell>
            </table:table-row>
            <table:table-row>
              <table:table-cell office:value-type="float" office:value="1.1359079">
                <text:p/>
              </table:table-cell>
              <table:table-cell office:value-type="float" office:value="1.1359079">
                <text:p>1.1359079</text:p>
              </table:table-cell>
              <table:table-cell office:value-type="float" office:value="125.38776">
                <text:p>125.38776</text:p>
              </table:table-cell>
            </table:table-row>
            <table:table-row>
              <table:table-cell office:value-type="float" office:value="1.009696">
                <text:p/>
              </table:table-cell>
              <table:table-cell office:value-type="float" office:value="1.009696">
                <text:p>1.009696</text:p>
              </table:table-cell>
              <table:table-cell office:value-type="float" office:value="130.61224">
                <text:p>130.61224</text:p>
              </table:table-cell>
            </table:table-row>
            <table:table-row>
              <table:table-cell office:value-type="float" office:value="1.3462613">
                <text:p/>
              </table:table-cell>
              <table:table-cell office:value-type="float" office:value="1.3462613">
                <text:p>1.3462613</text:p>
              </table:table-cell>
              <table:table-cell office:value-type="float" office:value="151.51021">
                <text:p>151.51021</text:p>
              </table:table-cell>
            </table:table-row>
            <table:table-row>
              <table:table-cell office:value-type="float" office:value="0.96762526">
                <text:p>0</text:p>
              </table:table-cell>
              <table:table-cell office:value-type="float" office:value="0.96762526">
                <text:p>0.96762526</text:p>
              </table:table-cell>
              <table:table-cell office:value-type="float" office:value="138.44897">
                <text:p>138.44897</text:p>
              </table:table-cell>
            </table:table-row>
            <table:table-row>
              <table:table-cell office:value-type="float" office:value="1.2200493">
                <text:p/>
              </table:table-cell>
              <table:table-cell office:value-type="float" office:value="1.2200493">
                <text:p>1.2200493</text:p>
              </table:table-cell>
              <table:table-cell office:value-type="float" office:value="125.38776">
                <text:p>125.38776</text:p>
              </table:table-cell>
            </table:table-row>
            <table:table-row>
              <table:table-cell office:value-type="float" office:value="1.0938373">
                <text:p/>
              </table:table-cell>
              <table:table-cell office:value-type="float" office:value="1.0938373">
                <text:p>1.0938373</text:p>
              </table:table-cell>
              <table:table-cell office:value-type="float" office:value="138.44897">
                <text:p>138.44897</text:p>
              </table:table-cell>
            </table:table-row>
            <table:table-row>
              <table:table-cell office:value-type="float" office:value="0.54691863">
                <text:p>0</text:p>
              </table:table-cell>
              <table:table-cell office:value-type="float" office:value="0.54691863">
                <text:p>0.54691863</text:p>
              </table:table-cell>
              <table:table-cell office:value-type="float" office:value="104.48979">
                <text:p>104.48979</text:p>
              </table:table-cell>
            </table:table-row>
            <table:table-row>
              <table:table-cell office:value-type="float" office:value="0.88348395">
                <text:p>0</text:p>
              </table:table-cell>
              <table:table-cell office:value-type="float" office:value="0.88348395">
                <text:p>0.88348395</text:p>
              </table:table-cell>
              <table:table-cell office:value-type="float" office:value="120.16326">
                <text:p>120.16326</text:p>
              </table:table-cell>
            </table:table-row>
            <table:table-row>
              <table:table-cell office:value-type="float" office:value="1.0517666">
                <text:p/>
              </table:table-cell>
              <table:table-cell office:value-type="float" office:value="1.0517666">
                <text:p>1.0517666</text:p>
              </table:table-cell>
              <table:table-cell office:value-type="float" office:value="138.44897">
                <text:p>138.44897</text:p>
              </table:table-cell>
            </table:table-row>
            <table:table-row>
              <table:table-cell office:value-type="float" office:value="1.2621199">
                <text:p/>
              </table:table-cell>
              <table:table-cell office:value-type="float" office:value="1.2621199">
                <text:p>1.2621199</text:p>
              </table:table-cell>
              <table:table-cell office:value-type="float" office:value="114.93877">
                <text:p>114.93877</text:p>
              </table:table-cell>
            </table:table-row>
            <table:table-row>
              <table:table-cell office:value-type="float" office:value="0.96762526">
                <text:p>0</text:p>
              </table:table-cell>
              <table:table-cell office:value-type="float" office:value="0.96762526">
                <text:p>0.96762526</text:p>
              </table:table-cell>
              <table:table-cell office:value-type="float" office:value="130.61224">
                <text:p>130.61224</text:p>
              </table:table-cell>
            </table:table-row>
            <table:table-row>
              <table:table-cell office:value-type="float" office:value="0.71520132">
                <text:p>0</text:p>
              </table:table-cell>
              <table:table-cell office:value-type="float" office:value="0.71520132">
                <text:p>0.71520132</text:p>
              </table:table-cell>
              <table:table-cell office:value-type="float" office:value="120.16326">
                <text:p>120.16326</text:p>
              </table:table-cell>
            </table:table-row>
            <table:table-row>
              <table:table-cell office:value-type="float" office:value="0.54691863">
                <text:p>0</text:p>
              </table:table-cell>
              <table:table-cell office:value-type="float" office:value="0.54691863">
                <text:p>0.54691863</text:p>
              </table:table-cell>
              <table:table-cell office:value-type="float" office:value="135.83673">
                <text:p>135.83673</text:p>
              </table:table-cell>
            </table:table-row>
            <table:table-row>
              <table:table-cell office:value-type="float" office:value="0.54691863">
                <text:p>0</text:p>
              </table:table-cell>
              <table:table-cell office:value-type="float" office:value="0.54691863">
                <text:p>0.54691863</text:p>
              </table:table-cell>
              <table:table-cell office:value-type="float" office:value="135.83673">
                <text:p>135.83673</text:p>
              </table:table-cell>
            </table:table-row>
            <table:table-row>
              <table:table-cell office:value-type="float" office:value="0.75727195">
                <text:p>0</text:p>
              </table:table-cell>
              <table:table-cell office:value-type="float" office:value="0.75727195">
                <text:p>0.75727195</text:p>
              </table:table-cell>
              <table:table-cell office:value-type="float" office:value="109.71429">
                <text:p>109.71429</text:p>
              </table:table-cell>
            </table:table-row>
            <table:table-row>
              <table:table-cell office:value-type="float" office:value="1.009696">
                <text:p/>
              </table:table-cell>
              <table:table-cell office:value-type="float" office:value="1.009696">
                <text:p>1.009696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0.96762526">
                <text:p>0</text:p>
              </table:table-cell>
              <table:table-cell office:value-type="float" office:value="0.96762526">
                <text:p>0.96762526</text:p>
              </table:table-cell>
              <table:table-cell office:value-type="float" office:value="104.48979">
                <text:p>104.48979</text:p>
              </table:table-cell>
            </table:table-row>
            <table:table-row>
              <table:table-cell office:value-type="float" office:value="0.54691863">
                <text:p>0</text:p>
              </table:table-cell>
              <table:table-cell office:value-type="float" office:value="0.54691863">
                <text:p>0.54691863</text:p>
              </table:table-cell>
              <table:table-cell office:value-type="float" office:value="99.265305">
                <text:p>99.265305</text:p>
              </table:table-cell>
            </table:table-row>
            <table:table-row>
              <table:table-cell office:value-type="float" office:value="0.88348395">
                <text:p>0</text:p>
              </table:table-cell>
              <table:table-cell office:value-type="float" office:value="0.88348395">
                <text:p>0.88348395</text:p>
              </table:table-cell>
              <table:table-cell office:value-type="float" office:value="125.38776">
                <text:p>125.38776</text:p>
              </table:table-cell>
            </table:table-row>
            <table:table-row>
              <table:table-cell office:value-type="float" office:value="0.42070663">
                <text:p>0</text:p>
              </table:table-cell>
              <table:table-cell office:value-type="float" office:value="0.42070663">
                <text:p>0.42070663</text:p>
              </table:table-cell>
              <table:table-cell office:value-type="float" office:value="83.591835">
                <text:p>83.591835</text:p>
              </table:table-cell>
            </table:table-row>
            <table:table-row>
              <table:table-cell office:value-type="float" office:value="0.33656532">
                <text:p>0</text:p>
              </table:table-cell>
              <table:table-cell office:value-type="float" office:value="0.33656532">
                <text:p>0.33656532</text:p>
              </table:table-cell>
              <table:table-cell office:value-type="float" office:value="114.93877">
                <text:p>114.93877</text:p>
              </table:table-cell>
            </table:table-row>
            <table:table-row>
              <table:table-cell office:value-type="float" office:value="0.63105994">
                <text:p>0</text:p>
              </table:table-cell>
              <table:table-cell office:value-type="float" office:value="0.63105994">
                <text:p>0.63105994</text:p>
              </table:table-cell>
              <table:table-cell office:value-type="float" office:value="88.816322">
                <text:p>88.816322</text:p>
              </table:table-cell>
            </table:table-row>
            <table:table-row>
              <table:table-cell office:value-type="float" office:value="0.21035331">
                <text:p>0</text:p>
              </table:table-cell>
              <table:table-cell office:value-type="float" office:value="0.21035331">
                <text:p>0.21035331</text:p>
              </table:table-cell>
              <table:table-cell office:value-type="float" office:value="120.16326">
                <text:p>120.16326</text:p>
              </table:table-cell>
            </table:table-row>
            <table:table-row>
              <table:table-cell office:value-type="float" office:value="0.33656532">
                <text:p>0</text:p>
              </table:table-cell>
              <table:table-cell office:value-type="float" office:value="0.33656532">
                <text:p>0.33656532</text:p>
              </table:table-cell>
              <table:table-cell office:value-type="float" office:value="88.816322">
                <text:p>88.816322</text:p>
              </table:table-cell>
            </table:table-row>
            <table:table-row>
              <table:table-cell office:value-type="float" office:value="0.33656532">
                <text:p>0</text:p>
              </table:table-cell>
              <table:table-cell office:value-type="float" office:value="0.33656532">
                <text:p>0.33656532</text:p>
              </table:table-cell>
              <table:table-cell office:value-type="float" office:value="120.16326">
                <text:p>120.16326</text:p>
              </table:table-cell>
            </table:table-row>
            <table:table-row>
              <table:table-cell office:value-type="float" office:value="0.46277732">
                <text:p>0</text:p>
              </table:table-cell>
              <table:table-cell office:value-type="float" office:value="0.46277732">
                <text:p>0.46277732</text:p>
              </table:table-cell>
              <table:table-cell office:value-type="float" office:value="88.816322">
                <text:p>88.816322</text:p>
              </table:table-cell>
            </table:table-row>
            <table:table-row>
              <table:table-cell office:value-type="float" office:value="0.42070663">
                <text:p>0</text:p>
              </table:table-cell>
              <table:table-cell office:value-type="float" office:value="0.42070663">
                <text:p>0.42070663</text:p>
              </table:table-cell>
              <table:table-cell office:value-type="float" office:value="73.142853">
                <text:p>73.142853</text:p>
              </table:table-cell>
            </table:table-row>
            <table:table-row>
              <table:table-cell office:value-type="float" office:value="0.37863597">
                <text:p>0</text:p>
              </table:table-cell>
              <table:table-cell office:value-type="float" office:value="0.37863597">
                <text:p>0.37863597</text:p>
              </table:table-cell>
              <table:table-cell office:value-type="float" office:value="80.979591">
                <text:p>80.979591</text:p>
              </table:table-cell>
            </table:table-row>
            <table:table-row>
              <table:table-cell office:value-type="float" office:value="0.37863597">
                <text:p>0</text:p>
              </table:table-cell>
              <table:table-cell office:value-type="float" office:value="0.37863597">
                <text:p>0.37863597</text:p>
              </table:table-cell>
              <table:table-cell office:value-type="float" office:value="80.979591">
                <text:p>80.979591</text:p>
              </table:table-cell>
            </table:table-row>
            <table:table-row>
              <table:table-cell office:value-type="float" office:value="0.252424">
                <text:p>0</text:p>
              </table:table-cell>
              <table:table-cell office:value-type="float" office:value="0.252424">
                <text:p>0.252424</text:p>
              </table:table-cell>
              <table:table-cell office:value-type="float" office:value="62.693878">
                <text:p>62.693878</text:p>
              </table:table-cell>
            </table:table-row>
            <table:table-row>
              <table:table-cell office:value-type="float" office:value="0.21035331">
                <text:p>0</text:p>
              </table:table-cell>
              <table:table-cell office:value-type="float" office:value="0.21035331">
                <text:p>0.21035331</text:p>
              </table:table-cell>
              <table:table-cell office:value-type="float" office:value="54.857143">
                <text:p>54.857143</text:p>
              </table:table-cell>
            </table:table-row>
            <table:table-row>
              <table:table-cell office:value-type="float" office:value="0.252424">
                <text:p>0</text:p>
              </table:table-cell>
              <table:table-cell office:value-type="float" office:value="0.252424">
                <text:p>0.252424</text:p>
              </table:table-cell>
              <table:table-cell office:value-type="float" office:value="54.857143">
                <text:p>54.857143</text:p>
              </table:table-cell>
            </table:table-row>
            <table:table-row>
              <table:table-cell office:value-type="float" office:value="0.29449466">
                <text:p>0</text:p>
              </table:table-cell>
              <table:table-cell office:value-type="float" office:value="0.29449466">
                <text:p>0.29449466</text:p>
              </table:table-cell>
              <table:table-cell office:value-type="float" office:value="73.142853">
                <text:p>73.142853</text:p>
              </table:table-cell>
            </table:table-row>
            <table:table-row>
              <table:table-cell office:value-type="float" office:value="0.16828266">
                <text:p>0</text:p>
              </table:table-cell>
              <table:table-cell office:value-type="float" office:value="0.16828266">
                <text:p>0.16828266</text:p>
              </table:table-cell>
              <table:table-cell office:value-type="float" office:value="78.367348">
                <text:p>78.367348</text:p>
              </table:table-cell>
            </table:table-row>
            <table:table-row>
              <table:table-cell office:value-type="float" office:value="0.252424">
                <text:p>0</text:p>
              </table:table-cell>
              <table:table-cell office:value-type="float" office:value="0.252424">
                <text:p>0.252424</text:p>
              </table:table-cell>
              <table:table-cell office:value-type="float" office:value="73.142853">
                <text:p>73.142853</text:p>
              </table:table-cell>
            </table:table-row>
            <table:table-row>
              <table:table-cell office:value-type="float" office:value="0.16828266">
                <text:p>0</text:p>
              </table:table-cell>
              <table:table-cell office:value-type="float" office:value="0.16828266">
                <text:p>0.16828266</text:p>
              </table:table-cell>
              <table:table-cell office:value-type="float" office:value="54.857143">
                <text:p>54.857143</text:p>
              </table:table-cell>
            </table:table-row>
            <table:table-row>
              <table:table-cell office:value-type="float" office:value="0.21035331">
                <text:p>0</text:p>
              </table:table-cell>
              <table:table-cell office:value-type="float" office:value="0.21035331">
                <text:p>0.21035331</text:p>
              </table:table-cell>
              <table:table-cell office:value-type="float" office:value="67.918365">
                <text:p>67.918365</text:p>
              </table:table-cell>
            </table:table-row>
            <table:table-row>
              <table:table-cell office:value-type="float" office:value="0.16828266">
                <text:p>0</text:p>
              </table:table-cell>
              <table:table-cell office:value-type="float" office:value="0.16828266">
                <text:p>0.16828266</text:p>
              </table:table-cell>
              <table:table-cell office:value-type="float" office:value="70.530609">
                <text:p>70.530609</text:p>
              </table:table-cell>
            </table:table-row>
            <table:table-row>
              <table:table-cell office:value-type="float" office:value="0.21035331">
                <text:p>0</text:p>
              </table:table-cell>
              <table:table-cell office:value-type="float" office:value="0.21035331">
                <text:p>0.21035331</text:p>
              </table:table-cell>
              <table:table-cell office:value-type="float" office:value="67.918365">
                <text:p>67.918365</text:p>
              </table:table-cell>
            </table:table-row>
            <table:table-row>
              <table:table-cell office:value-type="float" office:value="0.46277732">
                <text:p>0</text:p>
              </table:table-cell>
              <table:table-cell office:value-type="float" office:value="0.46277732">
                <text:p>0.46277732</text:p>
              </table:table-cell>
              <table:table-cell office:value-type="float" office:value="49.632652">
                <text:p>49.632652</text:p>
              </table:table-cell>
            </table:table-row>
            <table:table-row>
              <table:table-cell office:value-type="float" office:value="0.126212">
                <text:p>0</text:p>
              </table:table-cell>
              <table:table-cell office:value-type="float" office:value="0.126212">
                <text:p>0.126212</text:p>
              </table:table-cell>
              <table:table-cell office:value-type="float" office:value="70.530609">
                <text:p>70.530609</text:p>
              </table:table-cell>
            </table:table-row>
            <table:table-row>
              <table:table-cell office:value-type="float" office:value="0.252424">
                <text:p>0</text:p>
              </table:table-cell>
              <table:table-cell office:value-type="float" office:value="0.252424">
                <text:p>0.252424</text:p>
              </table:table-cell>
              <table:table-cell office:value-type="float" office:value="54.857143">
                <text:p>54.857143</text:p>
              </table:table-cell>
            </table:table-row>
            <table:table-row>
              <table:table-cell office:value-type="float" office:value="0.126212">
                <text:p>0</text:p>
              </table:table-cell>
              <table:table-cell office:value-type="float" office:value="0.126212">
                <text:p>0.126212</text:p>
              </table:table-cell>
              <table:table-cell office:value-type="float" office:value="28.734694">
                <text:p>28.734694</text:p>
              </table:table-cell>
            </table:table-row>
            <table:table-row>
              <table:table-cell office:value-type="float" office:value="0.126212">
                <text:p>0</text:p>
              </table:table-cell>
              <table:table-cell office:value-type="float" office:value="0.126212">
                <text:p>0.126212</text:p>
              </table:table-cell>
              <table:table-cell office:value-type="float" office:value="28.734694">
                <text:p>28.734694</text:p>
              </table:table-cell>
            </table:table-row>
            <table:table-row>
              <table:table-cell office:value-type="float" office:value="0.042070664">
                <text:p>0</text:p>
              </table:table-cell>
              <table:table-cell office:value-type="float" office:value="0.042070664">
                <text:p>0.042070664</text:p>
              </table:table-cell>
              <table:table-cell office:value-type="float" office:value="52.244896">
                <text:p>52.244896</text:p>
              </table:table-cell>
            </table:table-row>
            <table:table-row>
              <table:table-cell office:value-type="float" office:value="0.16828266">
                <text:p>0</text:p>
              </table:table-cell>
              <table:table-cell office:value-type="float" office:value="0.16828266">
                <text:p>0.16828266</text:p>
              </table:table-cell>
              <table:table-cell office:value-type="float" office:value="75.755104">
                <text:p>75.755104</text:p>
              </table:table-cell>
            </table:table-row>
            <table:table-row>
              <table:table-cell office:value-type="float" office:value="0.16828266">
                <text:p>0</text:p>
              </table:table-cell>
              <table:table-cell office:value-type="float" office:value="0.16828266">
                <text:p>0.16828266</text:p>
              </table:table-cell>
              <table:table-cell office:value-type="float" office:value="44.408161">
                <text:p>44.408161</text:p>
              </table:table-cell>
            </table:table-row>
            <table:table-row>
              <table:table-cell office:value-type="float" office:value="0.042070664">
                <text:p>0</text:p>
              </table:table-cell>
              <table:table-cell office:value-type="float" office:value="0.042070664">
                <text:p>0.042070664</text:p>
              </table:table-cell>
              <table:table-cell office:value-type="float" office:value="36.571426">
                <text:p>36.571426</text:p>
              </table:table-cell>
            </table:table-row>
            <table:table-row>
              <table:table-cell office:value-type="float" office:value="0.042070664">
                <text:p>0</text:p>
              </table:table-cell>
              <table:table-cell office:value-type="float" office:value="0.042070664">
                <text:p>0.042070664</text:p>
              </table:table-cell>
              <table:table-cell office:value-type="float" office:value="57.469387">
                <text:p>57.469387</text:p>
              </table:table-cell>
            </table:table-row>
            <table:table-row>
              <table:table-cell office:value-type="float" office:value="0.16828266">
                <text:p>0</text:p>
              </table:table-cell>
              <table:table-cell office:value-type="float" office:value="0.16828266">
                <text:p>0.16828266</text:p>
              </table:table-cell>
              <table:table-cell office:value-type="float" office:value="52.244896">
                <text:p>52.244896</text:p>
              </table:table-cell>
            </table:table-row>
            <table:table-row>
              <table:table-cell office:value-type="float" office:value="0.084141329">
                <text:p>0</text:p>
              </table:table-cell>
              <table:table-cell office:value-type="float" office:value="0.084141329">
                <text:p>0.084141329</text:p>
              </table:table-cell>
              <table:table-cell office:value-type="float" office:value="73.142853">
                <text:p>73.142853</text:p>
              </table:table-cell>
            </table:table-row>
            <table:table-row>
              <table:table-cell office:value-type="float" office:value="0.084141329">
                <text:p>0</text:p>
              </table:table-cell>
              <table:table-cell office:value-type="float" office:value="0.084141329">
                <text:p>0.084141329</text:p>
              </table:table-cell>
              <table:table-cell office:value-type="float" office:value="54.857143">
                <text:p>54.857143</text:p>
              </table:table-cell>
            </table:table-row>
            <table:table-row>
              <table:table-cell office:value-type="float" office:value="0.126212">
                <text:p>0</text:p>
              </table:table-cell>
              <table:table-cell office:value-type="float" office:value="0.126212">
                <text:p>0.126212</text:p>
              </table:table-cell>
              <table:table-cell office:value-type="float" office:value="49.632652">
                <text:p>49.632652</text:p>
              </table:table-cell>
            </table:table-row>
            <table:table-row>
              <table:table-cell office:value-type="float" office:value="0.126212">
                <text:p>0</text:p>
              </table:table-cell>
              <table:table-cell office:value-type="float" office:value="0.126212">
                <text:p>0.126212</text:p>
              </table:table-cell>
              <table:table-cell office:value-type="float" office:value="36.571426">
                <text:p>36.571426</text:p>
              </table:table-cell>
            </table:table-row>
            <table:table-row>
              <table:table-cell office:value-type="float" office:value="0.126212">
                <text:p>0</text:p>
              </table:table-cell>
              <table:table-cell office:value-type="float" office:value="0.126212">
                <text:p>0.126212</text:p>
              </table:table-cell>
              <table:table-cell office:value-type="float" office:value="31.346939">
                <text:p>31.346939</text:p>
              </table:table-cell>
            </table:table-row>
            <table:table-row>
              <table:table-cell office:value-type="float" office:value="0.126212">
                <text:p>0</text:p>
              </table:table-cell>
              <table:table-cell office:value-type="float" office:value="0.126212">
                <text:p>0.126212</text:p>
              </table:table-cell>
              <table:table-cell office:value-type="float" office:value="31.346939">
                <text:p>31.346939</text:p>
              </table:table-cell>
            </table:table-row>
            <table:table-row>
              <table:table-cell office:value-type="float" office:value="0.042070664">
                <text:p>0</text:p>
              </table:table-cell>
              <table:table-cell office:value-type="float" office:value="0.042070664">
                <text:p>0.042070664</text:p>
              </table:table-cell>
              <table:table-cell office:value-type="float" office:value="36.571426">
                <text:p>36.571426</text:p>
              </table:table-cell>
            </table:table-row>
            <table:table-row>
              <table:table-cell office:value-type="float" office:value="0.042070664">
                <text:p>0</text:p>
              </table:table-cell>
              <table:table-cell office:value-type="float" office:value="0.042070664">
                <text:p>0.042070664</text:p>
              </table:table-cell>
              <table:table-cell office:value-type="float" office:value="36.571426">
                <text:p>36.571426</text:p>
              </table:table-cell>
            </table:table-row>
            <table:table-row>
              <table:table-cell office:value-type="float" office:value="0.042070664">
                <text:p>0</text:p>
              </table:table-cell>
              <table:table-cell office:value-type="float" office:value="0.042070664">
                <text:p>0.042070664</text:p>
              </table:table-cell>
              <table:table-cell office:value-type="float" office:value="36.571426">
                <text:p>36.571426</text:p>
              </table:table-cell>
            </table:table-row>
            <table:table-row>
              <table:table-cell office:value-type="float" office:value="0.042070664">
                <text:p>0</text:p>
              </table:table-cell>
              <table:table-cell office:value-type="float" office:value="0.042070664">
                <text:p>0.042070664</text:p>
              </table:table-cell>
              <table:table-cell office:value-type="float" office:value="52.244896">
                <text:p>52.244896</text:p>
              </table:table-cell>
            </table:table-row>
            <table:table-row>
              <table:table-cell office:value-type="float" office:value="0.16828266">
                <text:p>0</text:p>
              </table:table-cell>
              <table:table-cell office:value-type="float" office:value="0.16828266">
                <text:p>0.16828266</text:p>
              </table:table-cell>
              <table:table-cell office:value-type="float" office:value="33.959183">
                <text:p>33.959183</text:p>
              </table:table-cell>
            </table:table-row>
            <table:table-row>
              <table:table-cell office:value-type="float" office:value="0.084141329">
                <text:p>0</text:p>
              </table:table-cell>
              <table:table-cell office:value-type="float" office:value="0.084141329">
                <text:p>0.084141329</text:p>
              </table:table-cell>
              <table:table-cell office:value-type="float" office:value="49.632652">
                <text:p>49.632652</text:p>
              </table:table-cell>
            </table:table-row>
            <table:table-row>
              <table:table-cell office:value-type="float" office:value="0.084141329">
                <text:p>0</text:p>
              </table:table-cell>
              <table:table-cell office:value-type="float" office:value="0.084141329">
                <text:p>0.084141329</text:p>
              </table:table-cell>
              <table:table-cell office:value-type="float" office:value="36.571426">
                <text:p>36.571426</text:p>
              </table:table-cell>
            </table:table-row>
            <table:table-row>
              <table:table-cell office:value-type="float" office:value="0.084141329">
                <text:p>0</text:p>
              </table:table-cell>
              <table:table-cell office:value-type="float" office:value="0.084141329">
                <text:p>0.084141329</text:p>
              </table:table-cell>
              <table:table-cell office:value-type="float" office:value="26.122448">
                <text:p>26.122448</text:p>
              </table:table-cell>
            </table:table-row>
            <table:table-row>
              <table:table-cell office:value-type="float" office:value="0.042070664">
                <text:p>0</text:p>
              </table:table-cell>
              <table:table-cell office:value-type="float" office:value="0.042070664">
                <text:p>0.042070664</text:p>
              </table:table-cell>
              <table:table-cell office:value-type="float" office:value="31.346939">
                <text:p>31.346939</text:p>
              </table:table-cell>
            </table:table-row>
            <table:table-row>
              <table:table-cell office:value-type="float" office:value="0.042070664">
                <text:p>0</text:p>
              </table:table-cell>
              <table:table-cell office:value-type="float" office:value="0.042070664">
                <text:p>0.042070664</text:p>
              </table:table-cell>
              <table:table-cell office:value-type="float" office:value="54.857143">
                <text:p>54.857143</text:p>
              </table:table-cell>
            </table:table-row>
            <table:table-row>
              <table:table-cell office:value-type="float" office:value="0.084141329">
                <text:p>0</text:p>
              </table:table-cell>
              <table:table-cell office:value-type="float" office:value="0.084141329">
                <text:p>0.084141329</text:p>
              </table:table-cell>
              <table:table-cell office:value-type="float" office:value="31.346939">
                <text:p>31.346939</text:p>
              </table:table-cell>
            </table:table-row>
            <table:table-row>
              <table:table-cell office:value-type="float" office:value="0.042070664">
                <text:p>0</text:p>
              </table:table-cell>
              <table:table-cell office:value-type="float" office:value="0.042070664">
                <text:p>0.042070664</text:p>
              </table:table-cell>
              <table:table-cell office:value-type="float" office:value="47.020409">
                <text:p>47.020409</text:p>
              </table:table-cell>
            </table:table-row>
            <table:table-row>
              <table:table-cell office:value-type="float" office:value="0.042070664">
                <text:p>0</text:p>
              </table:table-cell>
              <table:table-cell office:value-type="float" office:value="0.042070664">
                <text:p>0.042070664</text:p>
              </table:table-cell>
              <table:table-cell office:value-type="float" office:value="31.346939">
                <text:p>31.346939</text:p>
              </table:table-cell>
            </table:table-row>
            <table:table-row>
              <table:table-cell office:value-type="float" office:value="0.042070664">
                <text:p>0</text:p>
              </table:table-cell>
              <table:table-cell office:value-type="float" office:value="0.042070664">
                <text:p>0.042070664</text:p>
              </table:table-cell>
              <table:table-cell office:value-type="float" office:value="41.795918">
                <text:p>41.795918</text:p>
              </table:table-cell>
            </table:table-row>
            <table:table-row>
              <table:table-cell office:value-type="float" office:value="0.042070664">
                <text:p>0</text:p>
              </table:table-cell>
              <table:table-cell office:value-type="float" office:value="0.042070664">
                <text:p>0.042070664</text:p>
              </table:table-cell>
              <table:table-cell office:value-type="float" office:value="20.897959">
                <text:p>20.897959</text:p>
              </table:table-cell>
            </table:table-row>
            <table:table-row>
              <table:table-cell office:value-type="float" office:value="0.042070664">
                <text:p>0</text:p>
              </table:table-cell>
              <table:table-cell office:value-type="float" office:value="0.042070664">
                <text:p>0.042070664</text:p>
              </table:table-cell>
              <table:table-cell office:value-type="float" office:value="23.510204">
                <text:p>23.510204</text:p>
              </table:table-cell>
            </table:table-row>
            <table:table-row>
              <table:table-cell office:value-type="float" office:value="0.042070664">
                <text:p>0</text:p>
              </table:table-cell>
              <table:table-cell office:value-type="float" office:value="0.042070664">
                <text:p>0.042070664</text:p>
              </table:table-cell>
              <table:table-cell office:value-type="float" office:value="23.510204">
                <text:p>23.510204</text:p>
              </table:table-cell>
            </table:table-row>
            <table:table-row>
              <table:table-cell office:value-type="float" office:value="0.042070664">
                <text:p>0</text:p>
              </table:table-cell>
              <table:table-cell office:value-type="float" office:value="0.042070664">
                <text:p>0.042070664</text:p>
              </table:table-cell>
              <table:table-cell office:value-type="float" office:value="18.285713">
                <text:p>18.285713</text:p>
              </table:table-cell>
            </table:table-row>
            <table:table-row>
              <table:table-cell office:value-type="float" office:value="0.084141329">
                <text:p>0</text:p>
              </table:table-cell>
              <table:table-cell office:value-type="float" office:value="0.084141329">
                <text:p>0.084141329</text:p>
              </table:table-cell>
              <table:table-cell office:value-type="float" office:value="15.67347">
                <text:p>15.67347</text:p>
              </table:table-cell>
            </table:table-row>
            <table:table-row>
              <table:table-cell office:value-type="float" office:value="0.042070664">
                <text:p>0</text:p>
              </table:table-cell>
              <table:table-cell office:value-type="float" office:value="0.042070664">
                <text:p>0.042070664</text:p>
              </table:table-cell>
              <table:table-cell office:value-type="float" office:value="26.122448">
                <text:p>26.122448</text:p>
              </table:table-cell>
            </table:table-row>
            <table:table-row>
              <table:table-cell office:value-type="float" office:value="0.042070664">
                <text:p>0</text:p>
              </table:table-cell>
              <table:table-cell office:value-type="float" office:value="0.042070664">
                <text:p>0.042070664</text:p>
              </table:table-cell>
              <table:table-cell office:value-type="float" office:value="31.346939">
                <text:p>31.346939</text:p>
              </table:table-cell>
            </table:table-row>
            <table:table-row>
              <table:table-cell office:value-type="float" office:value="0.084141329">
                <text:p>0</text:p>
              </table:table-cell>
              <table:table-cell office:value-type="float" office:value="0.084141329">
                <text:p>0.084141329</text:p>
              </table:table-cell>
              <table:table-cell office:value-type="float" office:value="33.959183">
                <text:p>33.959183</text:p>
              </table:table-cell>
            </table:table-row>
            <table:table-row>
              <table:table-cell office:value-type="float" office:value="0.084141329">
                <text:p>0</text:p>
              </table:table-cell>
              <table:table-cell office:value-type="float" office:value="0.084141329">
                <text:p>0.084141329</text:p>
              </table:table-cell>
              <table:table-cell office:value-type="float" office:value="18.285713">
                <text:p>18.285713</text:p>
              </table:table-cell>
            </table:table-row>
            <table:table-row>
              <table:table-cell office:value-type="float" office:value="0.084141329">
                <text:p>0</text:p>
              </table:table-cell>
              <table:table-cell office:value-type="float" office:value="0.084141329">
                <text:p>0.084141329</text:p>
              </table:table-cell>
              <table:table-cell office:value-type="float" office:value="31.346939">
                <text:p>31.346939</text:p>
              </table:table-cell>
            </table:table-row>
            <table:table-row>
              <table:table-cell office:value-type="float" office:value="0.042070664">
                <text:p>0</text:p>
              </table:table-cell>
              <table:table-cell office:value-type="float" office:value="0.042070664">
                <text:p>0.042070664</text:p>
              </table:table-cell>
              <table:table-cell office:value-type="float" office:value="20.897959">
                <text:p>20.897959</text:p>
              </table:table-cell>
            </table:table-row>
            <table:table-row>
              <table:table-cell office:value-type="float" office:value="0.042070664">
                <text:p>0</text:p>
              </table:table-cell>
              <table:table-cell office:value-type="float" office:value="0.042070664">
                <text:p>0.042070664</text:p>
              </table:table-cell>
              <table:table-cell office:value-type="float" office:value="20.897959">
                <text:p>20.897959</text:p>
              </table:table-cell>
            </table:table-row>
            <table:table-row>
              <table:table-cell office:value-type="float" office:value="0.042070664">
                <text:p>0</text:p>
              </table:table-cell>
              <table:table-cell office:value-type="float" office:value="0.042070664">
                <text:p>0.042070664</text:p>
              </table:table-cell>
              <table:table-cell office:value-type="float" office:value="26.122448">
                <text:p>26.122448</text:p>
              </table:table-cell>
            </table:table-row>
            <table:table-row>
              <table:table-cell office:value-type="float" office:value="0.042070664">
                <text:p>0</text:p>
              </table:table-cell>
              <table:table-cell office:value-type="float" office:value="0.042070664">
                <text:p>0.042070664</text:p>
              </table:table-cell>
              <table:table-cell office:value-type="float" office:value="15.67347">
                <text:p>15.67347</text:p>
              </table:table-cell>
            </table:table-row>
            <table:table-row>
              <table:table-cell office:value-type="float" office:value="0.042070664">
                <text:p>0</text:p>
              </table:table-cell>
              <table:table-cell office:value-type="float" office:value="0.042070664">
                <text:p>0.042070664</text:p>
              </table:table-cell>
              <table:table-cell office:value-type="float" office:value="23.510204">
                <text:p>23.510204</text:p>
              </table:table-cell>
            </table:table-row>
            <table:table-row>
              <table:table-cell office:value-type="float" office:value="0.042070664">
                <text:p>0</text:p>
              </table:table-cell>
              <table:table-cell office:value-type="float" office:value="0.042070664">
                <text:p>0.042070664</text:p>
              </table:table-cell>
              <table:table-cell office:value-type="float" office:value="10.448979">
                <text:p>10.448979</text:p>
              </table:table-cell>
            </table:table-row>
            <table:table-row>
              <table:table-cell office:value-type="float" office:value="0.042070664">
                <text:p>0</text:p>
              </table:table-cell>
              <table:table-cell office:value-type="float" office:value="0.042070664">
                <text:p>0.042070664</text:p>
              </table:table-cell>
              <table:table-cell office:value-type="float" office:value="23.510204">
                <text:p>23.510204</text:p>
              </table:table-cell>
            </table:table-row>
            <table:table-row>
              <table:table-cell office:value-type="float" office:value="0.042070664">
                <text:p>0</text:p>
              </table:table-cell>
              <table:table-cell office:value-type="float" office:value="0.042070664">
                <text:p>0.042070664</text:p>
              </table:table-cell>
              <table:table-cell office:value-type="float" office:value="23.510204">
                <text:p>23.510204</text:p>
              </table:table-cell>
            </table:table-row>
            <table:table-row>
              <table:table-cell office:value-type="float" office:value="0.042070664">
                <text:p>0</text:p>
              </table:table-cell>
              <table:table-cell office:value-type="float" office:value="0.042070664">
                <text:p>0.042070664</text:p>
              </table:table-cell>
              <table:table-cell office:value-type="float" office:value="26.122448">
                <text:p>26.122448</text:p>
              </table:table-cell>
            </table:table-row>
            <table:table-row>
              <table:table-cell office:value-type="float" office:value="0.042070664">
                <text:p>0</text:p>
              </table:table-cell>
              <table:table-cell office:value-type="float" office:value="0.042070664">
                <text:p>0.042070664</text:p>
              </table:table-cell>
              <table:table-cell office:value-type="float" office:value="15.67347">
                <text:p>15.67347</text:p>
              </table:table-cell>
            </table:table-row>
            <table:table-row>
              <table:table-cell office:value-type="float" office:value="0.042070664">
                <text:p>0</text:p>
              </table:table-cell>
              <table:table-cell office:value-type="float" office:value="0.042070664">
                <text:p>0.042070664</text:p>
              </table:table-cell>
              <table:table-cell office:value-type="float" office:value="23.510204">
                <text:p>23.510204</text:p>
              </table:table-cell>
            </table:table-row>
            <table:table-row>
              <table:table-cell office:value-type="float" office:value="0.042070664">
                <text:p>0</text:p>
              </table:table-cell>
              <table:table-cell office:value-type="float" office:value="0.042070664">
                <text:p>0.042070664</text:p>
              </table:table-cell>
              <table:table-cell office:value-type="float" office:value="23.510204">
                <text:p>23.510204</text:p>
              </table:table-cell>
            </table:table-row>
            <table:table-row>
              <table:table-cell office:value-type="float" office:value="0.042070664">
                <text:p>0</text:p>
              </table:table-cell>
              <table:table-cell office:value-type="float" office:value="0.042070664">
                <text:p>0.042070664</text:p>
              </table:table-cell>
              <table:table-cell office:value-type="float" office:value="7.8367348">
                <text:p>7.8367348</text:p>
              </table:table-cell>
            </table:table-row>
            <table:table-row>
              <table:table-cell office:value-type="float" office:value="0.042070664">
                <text:p>0</text:p>
              </table:table-cell>
              <table:table-cell office:value-type="float" office:value="0.042070664">
                <text:p>0.042070664</text:p>
              </table:table-cell>
              <table:table-cell office:value-type="float" office:value="7.8367348">
                <text:p>7.8367348</text:p>
              </table:table-cell>
            </table:table-row>
            <table:table-row>
              <table:table-cell office:value-type="float" office:value="0.042070664">
                <text:p>0</text:p>
              </table:table-cell>
              <table:table-cell office:value-type="float" office:value="0.042070664">
                <text:p>0.042070664</text:p>
              </table:table-cell>
              <table:table-cell office:value-type="float" office:value="18.285713">
                <text:p>18.285713</text:p>
              </table:table-cell>
            </table:table-row>
            <table:table-row>
              <table:table-cell office:value-type="float" office:value="0.084141329">
                <text:p>0</text:p>
              </table:table-cell>
              <table:table-cell office:value-type="float" office:value="0.084141329">
                <text:p>0.084141329</text:p>
              </table:table-cell>
              <table:table-cell office:value-type="float" office:value="7.8367348">
                <text:p>7.8367348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18.285713">
                <text:p>18.285713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5.2244897">
                <text:p>5.2244897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7.8367348">
                <text:p>7.8367348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7.8367348">
                <text:p>7.8367348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7.8367348">
                <text:p>7.8367348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13.061224">
                <text:p>13.061224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13.061224">
                <text:p>13.061224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13.061224">
                <text:p>13.061224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7.8367348">
                <text:p>7.8367348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2.6122448">
                <text:p>2.6122448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5.2244897">
                <text:p>5.2244897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5.2244897">
                <text:p>5.2244897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7.8367348">
                <text:p>7.8367348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7.8367348">
                <text:p>7.8367348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2.6122448">
                <text:p>2.6122448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7.8367348">
                <text:p>7.8367348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2.6122448">
                <text:p>2.6122448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7.8367348">
                <text:p>7.8367348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5.2244897">
                <text:p>5.2244897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5.2244897">
                <text:p>5.2244897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10.448979">
                <text:p>10.448979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10.448979">
                <text:p>10.448979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2.6122448">
                <text:p>2.6122448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7.8367348">
                <text:p>7.8367348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2.6122448">
                <text:p>2.6122448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2.6122448">
                <text:p>2.6122448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5.2244897">
                <text:p>5.2244897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2.6122448">
                <text:p>2.6122448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2.6122448">
                <text:p>2.6122448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2.6122448">
                <text:p>2.6122448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2.6122448">
                <text:p>2.6122448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5.2244897">
                <text:p>5.2244897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5.2244897">
                <text:p>5.2244897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5.2244897">
                <text:p>5.2244897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2.6122448">
                <text:p>2.6122448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2.6122448">
                <text:p>2.6122448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2.6122448">
                <text:p>2.6122448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2.6122448">
                <text:p>2.6122448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2.6122448">
                <text:p>2.6122448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5.2244897">
                <text:p>5.2244897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5.2244897">
                <text:p>5.2244897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2.6122448">
                <text:p>2.6122448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2.6122448">
                <text:p>2.6122448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5.2244897">
                <text:p>5.2244897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5.2244897">
                <text:p>5.2244897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2.6122448">
                <text:p>2.6122448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2.6122448">
                <text:p>2.6122448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2.6122448">
                <text:p>2.6122448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5.2244897">
                <text:p>5.2244897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5.2244897">
                <text:p>5.2244897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5.2244897">
                <text:p>5.2244897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5.2244897">
                <text:p>5.2244897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5.2244897">
                <text:p>5.2244897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2.6122448">
                <text:p>2.6122448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2.6122448">
                <text:p>2.6122448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2.6122448">
                <text:p>2.6122448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2.6122448">
                <text:p>2.6122448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2.6122448">
                <text:p>2.6122448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2.6122448">
                <text:p>2.6122448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2.6122448">
                <text:p>2.6122448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2.6122448">
                <text:p>2.612244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2.3$Linux_X86_64 LibreOffice_project/41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